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ixedsys" svg:font-family="Fixedsy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181in"/>
    </style:style>
    <style:style style:name="co4" style:family="table-column">
      <style:table-column-properties fo:break-before="auto" style:column-width="0.6335in"/>
    </style:style>
    <style:style style:name="co5" style:family="table-column">
      <style:table-column-properties fo:break-before="auto" style:column-width="0.66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style:text-align-source="fix" style:repeat-content="false" style:rotation-align="top" style:shadow="none"/>
      <style:paragraph-properties fo:text-align="center" fo:margin-left="0in"/>
      <style:text-properties fo:color="#000000" style:font-name="Fixedsy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fo:color="#000000" style:font-name="Fixedsys"/>
    </style:style>
    <style:style style:name="ce3" style:family="table-cell" style:parent-style-name="Default">
      <style:text-properties style:font-name="Fixedsys"/>
    </style:style>
    <style:style style:name="ce4" style:family="table-cell" style:parent-style-name="Default">
      <style:text-properties fo:color="#ff00ff" style:font-name="Fixedsys"/>
    </style:style>
    <style:style style:name="ce5" style:family="table-cell" style:parent-style-name="Default">
      <style:table-cell-properties style:cell-protect="none" style:print-content="true" style:text-align-source="fix" style:repeat-content="false" style:rotation-align="top" style:shadow="none"/>
      <style:paragraph-properties fo:text-align="center" fo:margin-left="0in"/>
      <style:text-properties fo:color="#000000" style:font-name="Fixedsys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Fixedsy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Fixedsys"/>
    </style:style>
    <style:style style:name="ce8" style:family="table-cell" style:parent-style-name="Default">
      <style:table-cell-properties style:cell-protect="none" style:print-content="true" style:text-align-source="fix" style:repeat-content="false" style:rotation-align="top" style:shadow="none"/>
      <style:paragraph-properties fo:text-align="center" fo:margin-left="0in"/>
      <style:text-properties fo:color="#ff0000" style:font-name="Fixedsy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ext-properties fo:color="#ff0000" style:font-name="Fixedsys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font-name="Fixedsys"/>
    </style:style>
    <style:style style:name="ce11" style:family="table-cell" style:parent-style-name="Default">
      <style:table-cell-properties style:cell-protect="none" style:print-content="true" style:text-align-source="fix" style:repeat-content="false" style:rotation-align="top" style:shadow="none"/>
      <style:paragraph-properties fo:text-align="center" fo:margin-left="0in"/>
      <style:text-properties fo:color="#000000" style:font-name="Fixedsy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cell-protect="none" style:print-content="true" style:text-align-source="fix" style:repeat-content="false" style:rotation-align="top" style:shadow="none"/>
      <style:paragraph-properties fo:text-align="center" fo:margin-left="0in"/>
      <style:text-properties fo:color="#000000" style:font-name="Fixedsys"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cell-protect="none" style:print-content="true" style:text-align-source="fix" style:repeat-content="false" style:rotation-align="top" style:shadow="none"/>
      <style:paragraph-properties fo:text-align="center" fo:margin-left="0in"/>
      <style:text-properties style:font-name="Fixedsys"/>
    </style:style>
    <style:style style:name="ce14" style:family="table-cell" style:parent-style-name="Default">
      <style:table-cell-properties style:cell-protect="none" style:print-content="true" style:text-align-source="fix" style:repeat-content="false" style:rotation-align="top" style:shadow="none"/>
      <style:paragraph-properties fo:text-align="center" fo:margin-left="0in"/>
    </style:style>
    <style:style style:name="ce15" style:family="table-cell" style:parent-style-name="Default">
      <style:table-cell-properties style:cell-protect="none" style:print-content="true" style:rotation-align="top" style:shadow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3"/>
        <table:table-column table:style-name="co4" table:default-cell-style-name="ce3"/>
        <table:table-column table:style-name="co4" table:default-cell-style-name="ce7"/>
        <table:table-column table:style-name="co5" table:default-cell-style-name="ce9"/>
        <table:table-column table:style-name="co5" table:number-columns-repeated="15" table:default-cell-style-name="ce2"/>
        <table:table-column table:style-name="co5" table:number-columns-repeated="2" table:default-cell-style-name="ce3"/>
        <table:table-column table:style-name="co3" table:number-columns-repeated="5" table:default-cell-style-name="ce3"/>
        <table:table-column table:style-name="co3" table:number-columns-repeated="998" table:default-cell-style-name="Default"/>
        <table:table-row table:style-name="ro1">
          <table:table-cell table:style-name="ce1" office:value-type="string">
            <text:p>MOD</text:p>
          </table:table-cell>
          <table:table-cell table:style-name="ce5" office:value-type="string">
            <text:p>CODE</text:p>
          </table:table-cell>
          <table:table-cell table:style-name="ce5" office:value-type="string">
            <text:p>WEAR</text:p>
          </table:table-cell>
          <table:table-cell table:style-name="ce8" office:value-type="string">
            <text:p>TOTAL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PASS</text:p>
          </table:table-cell>
          <table:table-cell table:style-name="ce1" office:value-type="string">
            <text:p>SPELL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HEAD</text:p>
          </table:table-cell>
          <table:table-cell table:style-name="ce1" office:value-type="string">
            <text:p>CHEST</text:p>
          </table:table-cell>
          <table:table-cell table:style-name="ce1" office:value-type="string">
            <text:p>HANDS</text:p>
          </table:table-cell>
          <table:table-cell table:style-name="ce1" office:value-type="string">
            <text:p>LEGS</text:p>
          </table:table-cell>
          <table:table-cell table:style-name="ce1" office:value-type="string">
            <text:p>BOOTS</text:p>
          </table:table-cell>
          <table:table-cell table:style-name="ce11" office:value-type="string">
            <text:p>RING</text:p>
          </table:table-cell>
          <table:table-cell table:style-name="ce11" office:value-type="string">
            <text:p>AMULET</text:p>
          </table:table-cell>
          <table:table-cell table:style-name="ce5" office:value-type="string">
            <text:p>TAL</text:p>
          </table:table-cell>
          <table:table-cell table:style-name="ce5" office:value-type="string">
            <text:p>ORB</text:p>
          </table:table-cell>
          <table:table-cell table:style-name="ce5" office:value-type="string">
            <text:p>WEAPON</text:p>
          </table:table-cell>
          <table:table-cell table:style-name="ce5" office:value-type="string">
            <text:p>ARMOR</text:p>
          </table:table-cell>
          <table:table-cell table:style-name="ce5" office:value-type="string">
            <text:p>SHIELD</text:p>
          </table:table-cell>
          <table:table-cell table:style-name="ce12" office:value-type="string">
            <text:p>QUIVER</text:p>
          </table:table-cell>
          <table:table-cell table:style-name="ce13" table:number-columns-repeated="5"/>
          <table:table-cell table:style-name="ce14" table:number-columns-repeated="997"/>
          <table:table-cell table:style-name="ce15"/>
        </table:table-row>
        <table:table-row table:style-name="ro1">
          <table:table-cell table:style-name="ce2" office:value-type="string">
            <text:p>CRITDAMAGE</text:p>
          </table:table-cell>
          <table:table-cell table:style-name="ce2" office:value-type="string">
            <text:p>CRD</text:p>
          </table:table-cell>
          <table:table-cell table:style-name="ce6" office:value-type="string">
            <text:p>E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5">
            <text:p>75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CRITCHANCE</text:p>
          </table:table-cell>
          <table:table-cell table:style-name="ce2" office:value-type="string">
            <text:p>CRC</text:p>
          </table:table-cell>
          <table:table-cell table:style-name="ce6" office:value-type="string">
            <text:p>E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0">
            <text:p>50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LIFESTEAL</text:p>
          </table:table-cell>
          <table:table-cell table:style-name="ce2" office:value-type="string">
            <text:p>LST</text:p>
          </table:table-cell>
          <table:table-cell table:style-name="ce6" office:value-type="string">
            <text:p>AW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ADDALLOFF</text:p>
          </table:table-cell>
          <table:table-cell table:style-name="ce2" office:value-type="string">
            <text:p>AAO</text:p>
          </table:table-cell>
          <table:table-cell table:style-name="ce6" office:value-type="string">
            <text:p>AER</text:p>
          </table:table-cell>
          <table:table-cell office:value-type="float" office:value="500">
            <text:p>500</text:p>
          </table:table-cell>
          <table:table-cell table:number-columns-repeated="4" office:value-type="float" office:value="125">
            <text:p>125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0">
            <text:p>50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ADDALLDEF</text:p>
          </table:table-cell>
          <table:table-cell table:style-name="ce2" office:value-type="string">
            <text:p>AAD</text:p>
          </table:table-cell>
          <table:table-cell table:style-name="ce6" office:value-type="string">
            <text:p>AER</text:p>
          </table:table-cell>
          <table:table-cell office:value-type="float" office:value="500">
            <text:p>500</text:p>
          </table:table-cell>
          <table:table-cell table:number-columns-repeated="4" office:value-type="float" office:value="125">
            <text:p>12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MAXMANA</text:p>
          </table:table-cell>
          <table:table-cell table:style-name="ce2" office:value-type="string">
            <text:p>MXM</text:p>
          </table:table-cell>
          <table:table-cell table:style-name="ce6" office:value-type="string">
            <text:p>ER</text:p>
          </table:table-cell>
          <table:table-cell office:value-type="float" office:value="5000">
            <text:p>5000</text:p>
          </table:table-cell>
          <table:table-cell office:value-type="float" office:value="2000">
            <text:p>2000</text:p>
          </table:table-cell>
          <table:table-cell office:value-type="float" office:value="1500">
            <text:p>1500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800">
            <text:p>800</text:p>
          </table:table-cell>
          <table:table-cell table:number-columns-repeated="4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MAXHP</text:p>
          </table:table-cell>
          <table:table-cell table:style-name="ce2" office:value-type="string">
            <text:p>MXH</text:p>
          </table:table-cell>
          <table:table-cell table:style-name="ce6" office:value-type="string">
            <text:p>A</text:p>
          </table:table-cell>
          <table:table-cell office:value-type="float" office:value="5000">
            <text:p>5000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750">
            <text:p>75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300">
            <text:p>3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ARMORPEN</text:p>
          </table:table-cell>
          <table:table-cell table:style-name="ce2" office:value-type="string">
            <text:p>ARP</text:p>
          </table:table-cell>
          <table:table-cell table:style-name="ce6" office:value-type="string">
            <text:p>A</text:p>
          </table:table-cell>
          <table:table-cell office:value-type="float" office:value="15000">
            <text:p>15000</text:p>
          </table:table-cell>
          <table:table-cell office:value-type="float" office:value="7000">
            <text:p>7000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2500">
            <text:p>2500</text:p>
          </table:table-cell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table:number-columns-repeated="2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750">
            <text:p>1750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MAGICPEN</text:p>
          </table:table-cell>
          <table:table-cell table:style-name="ce2" office:value-type="string">
            <text:p>MGP</text:p>
          </table:table-cell>
          <table:table-cell table:style-name="ce6" office:value-type="string">
            <text:p>R</text:p>
          </table:table-cell>
          <table:table-cell office:value-type="float" office:value="15000">
            <text:p>15000</text:p>
          </table:table-cell>
          <table:table-cell office:value-type="float" office:value="7000">
            <text:p>7000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2500">
            <text:p>2500</text:p>
          </table:table-cell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table:number-columns-repeated="2" office:value-type="float" office:value="0">
            <text:p>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ARMOR</text:p>
          </table:table-cell>
          <table:table-cell table:style-name="ce2" office:value-type="string">
            <text:p>ARM</text:p>
          </table:table-cell>
          <table:table-cell table:style-name="ce6" office:value-type="string">
            <text:p>AE</text:p>
          </table:table-cell>
          <table:table-cell office:value-type="float" office:value="10000">
            <text:p>10000</text:p>
          </table:table-cell>
          <table:table-cell office:value-type="float" office:value="4000">
            <text:p>4000</text:p>
          </table:table-cell>
          <table:table-cell table:number-columns-repeated="2" office:value-type="float" office:value="2000">
            <text:p>2000</text:p>
          </table:table-cell>
          <table:table-cell office:value-type="float" office:value="1000">
            <text:p>1000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table:number-columns-repeated="3"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400">
            <text:p>400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MELEEAC</text:p>
          </table:table-cell>
          <table:table-cell office:value-type="string">
            <text:p>MEA</text:p>
          </table:table-cell>
          <table:table-cell office:value-type="string">
            <text:p>AE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number-columns-repeated="3" office:value-type="float" office:value="100">
            <text:p>100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PROJAC</text:p>
          </table:table-cell>
          <table:table-cell office:value-type="string">
            <text:p>PRA</text:p>
          </table:table-cell>
          <table:table-cell office:value-type="string">
            <text:p>AE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number-columns-repeated="3" office:value-type="float" office:value="100">
            <text:p>100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POISONAC</text:p>
          </table:table-cell>
          <table:table-cell office:value-type="string">
            <text:p>POA</text:p>
          </table:table-cell>
          <table:table-cell office:value-type="string">
            <text:p>AE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number-columns-repeated="3" office:value-type="float" office:value="100">
            <text:p>100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FIREAC</text:p>
          </table:table-cell>
          <table:table-cell office:value-type="string">
            <text:p>FRA</text:p>
          </table:table-cell>
          <table:table-cell office:value-type="string">
            <text:p>AE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number-columns-repeated="3" office:value-type="float" office:value="100">
            <text:p>100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COLDAC</text:p>
          </table:table-cell>
          <table:table-cell office:value-type="string">
            <text:p>CDA</text:p>
          </table:table-cell>
          <table:table-cell office:value-type="string">
            <text:p>AE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number-columns-repeated="3" office:value-type="float" office:value="100">
            <text:p>100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ENERGYAC</text:p>
          </table:table-cell>
          <table:table-cell office:value-type="string">
            <text:p>ENA</text:p>
          </table:table-cell>
          <table:table-cell office:value-type="string">
            <text:p>AE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number-columns-repeated="3" office:value-type="float" office:value="100">
            <text:p>100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ALLRESIST</text:p>
          </table:table-cell>
          <table:table-cell office:value-type="string">
            <text:p>ARS</text:p>
          </table:table-cell>
          <table:table-cell office:value-type="string">
            <text:p>ER</text:p>
          </table:table-cell>
          <table:table-cell office:value-type="float" office:value="10000">
            <text:p>10000</text:p>
          </table:table-cell>
          <table:table-cell office:value-type="float" office:value="4000">
            <text:p>4000</text:p>
          </table:table-cell>
          <table:table-cell table:number-columns-repeated="2" office:value-type="float" office:value="2000">
            <text:p>2000</text:p>
          </table:table-cell>
          <table:table-cell office:value-type="float" office:value="1000">
            <text:p>1000</text:p>
          </table:table-cell>
          <table:table-cell office:value-type="float" office:value="400">
            <text:p>400</text:p>
          </table:table-cell>
          <table:table-cell table:number-columns-repeated="4"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MELEERES</text:p>
          </table:table-cell>
          <table:table-cell office:value-type="string">
            <text:p>MER</text:p>
          </table:table-cell>
          <table:table-cell office:value-type="string">
            <text:p>ER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4" office:value-type="float" office:value="100">
            <text:p>100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PROJRES</text:p>
          </table:table-cell>
          <table:table-cell office:value-type="string">
            <text:p>PPR</text:p>
          </table:table-cell>
          <table:table-cell office:value-type="string">
            <text:p>ER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4" office:value-type="float" office:value="100">
            <text:p>100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FIRERES</text:p>
          </table:table-cell>
          <table:table-cell office:value-type="string">
            <text:p>FRR</text:p>
          </table:table-cell>
          <table:table-cell office:value-type="string">
            <text:p>ER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4" office:value-type="float" office:value="100">
            <text:p>100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COLDRES</text:p>
          </table:table-cell>
          <table:table-cell office:value-type="string">
            <text:p>CDR</text:p>
          </table:table-cell>
          <table:table-cell office:value-type="string">
            <text:p>ER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4" office:value-type="float" office:value="100">
            <text:p>100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ENERGYRES</text:p>
          </table:table-cell>
          <table:table-cell office:value-type="string">
            <text:p>ENR</text:p>
          </table:table-cell>
          <table:table-cell office:value-type="string">
            <text:p>ER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4" office:value-type="float" office:value="100">
            <text:p>100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POISONRES</text:p>
          </table:table-cell>
          <table:table-cell office:value-type="string">
            <text:p>POR</text:p>
          </table:table-cell>
          <table:table-cell office:value-type="string">
            <text:p>ER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4" office:value-type="float" office:value="100">
            <text:p>100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ADDEXP</text:p>
          </table:table-cell>
          <table:table-cell office:value-type="string">
            <text:p>AEX</text:p>
          </table:table-cell>
          <table:table-cell office:value-type="string">
            <text:p>AER</text:p>
          </table:table-cell>
          <table:table-cell office:value-type="float" office:value="300">
            <text:p>300</text:p>
          </table:table-cell>
          <table:table-cell table:number-columns-repeated="3"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number-columns-repeated="1003"/>
        </table:table-row>
        <table:table-row table:style-name="ro1">
          <table:table-cell office:value-type="string">
            <text:p>GOLDFIND</text:p>
          </table:table-cell>
          <table:table-cell office:value-type="string">
            <text:p>AGF</text:p>
          </table:table-cell>
          <table:table-cell office:value-type="string">
            <text:p>AER</text:p>
          </table:table-cell>
          <table:table-cell office:value-type="float" office:value="300">
            <text:p>300</text:p>
          </table:table-cell>
          <table:table-cell table:number-columns-repeated="3"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number-columns-repeated="1003"/>
        </table:table-row>
        <table:table-row table:style-name="ro1">
          <table:table-cell office:value-type="string">
            <text:p>MAGICFIND</text:p>
          </table:table-cell>
          <table:table-cell office:value-type="string">
            <text:p>AMF</text:p>
          </table:table-cell>
          <table:table-cell office:value-type="string">
            <text:p>AER</text:p>
          </table:table-cell>
          <table:table-cell office:value-type="float" office:value="300">
            <text:p>300</text:p>
          </table:table-cell>
          <table:table-cell table:number-columns-repeated="3"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number-columns-repeated="1003"/>
        </table:table-row>
        <table:table-row table:style-name="ro1">
          <table:table-cell office:value-type="string">
            <text:p>MAXWEIGHT</text:p>
          </table:table-cell>
          <table:table-cell office:value-type="string">
            <text:p>MXW</text:p>
          </table:table-cell>
          <table:table-cell office:value-type="string">
            <text:p>AE</text:p>
          </table:table-cell>
          <table:table-cell office:value-type="float" office:value="3000">
            <text:p>3000</text:p>
          </table:table-cell>
          <table:table-cell table:number-columns-repeated="3"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HEALDELTA</text:p>
          </table:table-cell>
          <table:table-cell office:value-type="string">
            <text:p>HDL</text:p>
          </table:table-cell>
          <table:table-cell office:value-type="string">
            <text:p>AE</text:p>
          </table:table-cell>
          <table:table-cell office:value-type="float" office:value="1000">
            <text:p>1000</text:p>
          </table:table-cell>
          <table:table-cell table:number-columns-repeated="4" office:value-type="float" office:value="250">
            <text:p>25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MANADELTA</text:p>
          </table:table-cell>
          <table:table-cell office:value-type="string">
            <text:p>MDL</text:p>
          </table:table-cell>
          <table:table-cell office:value-type="string">
            <text:p>ER</text:p>
          </table:table-cell>
          <table:table-cell office:value-type="float" office:value="1000">
            <text:p>1000</text:p>
          </table:table-cell>
          <table:table-cell table:number-columns-repeated="4" office:value-type="float" office:value="250">
            <text:p>250</text:p>
          </table:table-cell>
          <table:table-cell table:number-columns-repeated="5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REFLECT</text:p>
          </table:table-cell>
          <table:table-cell office:value-type="string">
            <text:p>REF</text:p>
          </table:table-cell>
          <table:table-cell office:value-type="string">
            <text:p>A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ADDMANACOST</text:p>
          </table:table-cell>
          <table:table-cell office:value-type="string">
            <text:p>UMC</text:p>
          </table:table-cell>
          <table:table-cell office:value-type="string">
            <text:p>/</text:p>
          </table:table-cell>
          <table:table-cell table:number-columns-repeated="18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ADDDAMAGE</text:p>
          </table:table-cell>
          <table:table-cell office:value-type="string">
            <text:p>ADD</text:p>
          </table:table-cell>
          <table:table-cell office:value-type="string">
            <text:p>AERWQS</text:p>
          </table:table-cell>
          <table:table-cell table:number-columns-repeated="2" office:value-type="float" office:value="500">
            <text:p>500</text:p>
          </table:table-cell>
          <table:table-cell table:number-columns-repeated="8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1003"/>
        </table:table-row>
        <table:table-row table:style-name="ro1">
          <table:table-cell office:value-type="string">
            <text:p>MAGICDAMAGE</text:p>
          </table:table-cell>
          <table:table-cell office:value-type="string">
            <text:p>MGD</text:p>
          </table:table-cell>
          <table:table-cell office:value-type="string">
            <text:p>R</text:p>
          </table:table-cell>
          <table:table-cell office:value-type="float" office:value="500">
            <text:p>500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PHYSICALDAMAGE</text:p>
          </table:table-cell>
          <table:table-cell office:value-type="string">
            <text:p>PMD</text:p>
          </table:table-cell>
          <table:table-cell office:value-type="string">
            <text:p>D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SLASHING</text:p>
          </table:table-cell>
          <table:table-cell office:value-type="string">
            <text:p>SLS</text:p>
          </table:table-cell>
          <table:table-cell office:value-type="string">
            <text:p>A</text:p>
          </table:table-cell>
          <table:table-cell office:value-type="float" office:value="2300">
            <text:p>2300</text:p>
          </table:table-cell>
          <table:table-cell table:number-columns-repeated="4" office:value-type="float" office:value="575">
            <text:p>575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250">
            <text:p>250</text:p>
          </table:table-cell>
          <table:table-cell table:number-columns-repeated="6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PIERCING</text:p>
          </table:table-cell>
          <table:table-cell office:value-type="string">
            <text:p>PRC</text:p>
          </table:table-cell>
          <table:table-cell office:value-type="string">
            <text:p>AE</text:p>
          </table:table-cell>
          <table:table-cell office:value-type="float" office:value="2300">
            <text:p>2300</text:p>
          </table:table-cell>
          <table:table-cell table:number-columns-repeated="4" office:value-type="float" office:value="575">
            <text:p>575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250">
            <text:p>250</text:p>
          </table:table-cell>
          <table:table-cell table:number-columns-repeated="6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BLUDGEONING</text:p>
          </table:table-cell>
          <table:table-cell office:value-type="string">
            <text:p>BLD</text:p>
          </table:table-cell>
          <table:table-cell office:value-type="string">
            <text:p>A</text:p>
          </table:table-cell>
          <table:table-cell office:value-type="float" office:value="2300">
            <text:p>2300</text:p>
          </table:table-cell>
          <table:table-cell table:number-columns-repeated="4" office:value-type="float" office:value="575">
            <text:p>575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250">
            <text:p>250</text:p>
          </table:table-cell>
          <table:table-cell table:number-columns-repeated="6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DODGING</text:p>
          </table:table-cell>
          <table:table-cell office:value-type="string">
            <text:p>DOG</text:p>
          </table:table-cell>
          <table:table-cell office:value-type="string">
            <text:p>E</text:p>
          </table:table-cell>
          <table:table-cell office:value-type="float" office:value="2300">
            <text:p>2300</text:p>
          </table:table-cell>
          <table:table-cell table:number-columns-repeated="4" office:value-type="float" office:value="575">
            <text:p>57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5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WEIGHTCAPACITY</text:p>
          </table:table-cell>
          <table:table-cell office:value-type="string">
            <text:p>WCP</text:p>
          </table:table-cell>
          <table:table-cell office:value-type="string">
            <text:p>A</text:p>
          </table:table-cell>
          <table:table-cell office:value-type="float" office:value="2300">
            <text:p>2300</text:p>
          </table:table-cell>
          <table:table-cell table:number-columns-repeated="4" office:value-type="float" office:value="575">
            <text:p>57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175">
            <text:p>175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BASHING</text:p>
          </table:table-cell>
          <table:table-cell office:value-type="string">
            <text:p>BSH</text:p>
          </table:table-cell>
          <table:table-cell office:value-type="string">
            <text:p>A</text:p>
          </table:table-cell>
          <table:table-cell office:value-type="float" office:value="2300">
            <text:p>2300</text:p>
          </table:table-cell>
          <table:table-cell table:number-columns-repeated="4" office:value-type="float" office:value="575">
            <text:p>575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250">
            <text:p>250</text:p>
          </table:table-cell>
          <table:table-cell table:number-columns-repeated="6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STEALING</text:p>
          </table:table-cell>
          <table:table-cell office:value-type="string">
            <text:p>STL</text:p>
          </table:table-cell>
          <table:table-cell office:value-type="string">
            <text:p>E</text:p>
          </table:table-cell>
          <table:table-cell office:value-type="float" office:value="2300">
            <text:p>2300</text:p>
          </table:table-cell>
          <table:table-cell table:number-columns-repeated="4" office:value-type="float" office:value="575">
            <text:p>575</text:p>
          </table:table-cell>
          <table:table-cell table:number-columns-repeated="2" office:value-type="float" office:value="0">
            <text:p>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HIDING</text:p>
          </table:table-cell>
          <table:table-cell office:value-type="string">
            <text:p>HID</text:p>
          </table:table-cell>
          <table:table-cell office:value-type="string">
            <text:p>E</text:p>
          </table:table-cell>
          <table:table-cell office:value-type="float" office:value="2300">
            <text:p>2300</text:p>
          </table:table-cell>
          <table:table-cell table:number-columns-repeated="4" office:value-type="float" office:value="575">
            <text:p>57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5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BACKSTABBING</text:p>
          </table:table-cell>
          <table:table-cell office:value-type="string">
            <text:p>BSB</text:p>
          </table:table-cell>
          <table:table-cell office:value-type="string">
            <text:p>E</text:p>
          </table:table-cell>
          <table:table-cell office:value-type="float" office:value="2300">
            <text:p>2300</text:p>
          </table:table-cell>
          <table:table-cell table:number-columns-repeated="4" office:value-type="float" office:value="575">
            <text:p>575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250">
            <text:p>250</text:p>
          </table:table-cell>
          <table:table-cell table:number-columns-repeated="6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SPELLRESISTANCE</text:p>
          </table:table-cell>
          <table:table-cell office:value-type="string">
            <text:p>SPR</text:p>
          </table:table-cell>
          <table:table-cell office:value-type="string">
            <text:p>R</text:p>
          </table:table-cell>
          <table:table-cell office:value-type="float" office:value="2300">
            <text:p>2300</text:p>
          </table:table-cell>
          <table:table-cell table:number-columns-repeated="4" office:value-type="float" office:value="575">
            <text:p>575</text:p>
          </table:table-cell>
          <table:table-cell table:number-columns-repeated="2" office:value-type="float" office:value="200">
            <text:p>200</text:p>
          </table:table-cell>
          <table:table-cell table:number-columns-repeated="3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5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HEALING</text:p>
          </table:table-cell>
          <table:table-cell office:value-type="string">
            <text:p>HEL</text:p>
          </table:table-cell>
          <table:table-cell office:value-type="string">
            <text:p>AER</text:p>
          </table:table-cell>
          <table:table-cell office:value-type="float" office:value="2300">
            <text:p>2300</text:p>
          </table:table-cell>
          <table:table-cell table:number-columns-repeated="4" office:value-type="float" office:value="575">
            <text:p>57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5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ARCHERY</text:p>
          </table:table-cell>
          <table:table-cell office:value-type="string">
            <text:p>ARC</text:p>
          </table:table-cell>
          <table:table-cell office:value-type="string">
            <text:p>AE</text:p>
          </table:table-cell>
          <table:table-cell office:value-type="float" office:value="2300">
            <text:p>2300</text:p>
          </table:table-cell>
          <table:table-cell table:number-columns-repeated="4" office:value-type="float" office:value="575">
            <text:p>575</text:p>
          </table:table-cell>
          <table:table-cell table:number-columns-repeated="2" office:value-type="float" office:value="0">
            <text:p>0</text:p>
          </table:table-cell>
          <table:table-cell office:value-type="float" office:value="175">
            <text:p>1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175">
            <text:p>175</text:p>
          </table:table-cell>
          <table:table-cell table:number-columns-repeated="5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1003"/>
        </table:table-row>
        <table:table-row table:style-name="ro1">
          <table:table-cell office:value-type="string">
            <text:p>ENDURANCE</text:p>
          </table:table-cell>
          <table:table-cell office:value-type="string">
            <text:p>END</text:p>
          </table:table-cell>
          <table:table-cell office:value-type="string">
            <text:p>A</text:p>
          </table:table-cell>
          <table:table-cell office:value-type="float" office:value="2300">
            <text:p>2300</text:p>
          </table:table-cell>
          <table:table-cell table:number-columns-repeated="4" office:value-type="float" office:value="575">
            <text:p>575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5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MARTIALARTS</text:p>
          </table:table-cell>
          <table:table-cell office:value-type="string">
            <text:p>MRA</text:p>
          </table:table-cell>
          <table:table-cell office:value-type="string">
            <text:p>AE</text:p>
          </table:table-cell>
          <table:table-cell office:value-type="float" office:value="2300">
            <text:p>2300</text:p>
          </table:table-cell>
          <table:table-cell table:number-columns-repeated="4" office:value-type="float" office:value="575">
            <text:p>575</text:p>
          </table:table-cell>
          <table:table-cell table:number-columns-repeated="2"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100">
            <text:p>100</text:p>
          </table:table-cell>
          <table:table-cell office:value-type="float" office:value="175">
            <text:p>17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MINING</text:p>
          </table:table-cell>
          <table:table-cell office:value-type="string">
            <text:p>MIN</text:p>
          </table:table-cell>
          <table:table-cell office:value-type="string">
            <text:p>D</text:p>
          </table:table-cell>
          <table:table-cell office:value-type="float" office:value="2300">
            <text:p>2300</text:p>
          </table:table-cell>
          <table:table-cell table:number-columns-repeated="4" office:value-type="float" office:value="575">
            <text:p>575</text:p>
          </table:table-cell>
          <table:table-cell table:number-columns-repeated="5" office:value-type="float" office:value="0">
            <text:p>0</text:p>
          </table:table-cell>
          <table:table-cell office:value-type="float" office:value="575">
            <text:p>575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SPEECH</text:p>
          </table:table-cell>
          <table:table-cell office:value-type="string">
            <text:p>SPE</text:p>
          </table:table-cell>
          <table:table-cell office:value-type="string">
            <text:p>D</text:p>
          </table:table-cell>
          <table:table-cell office:value-type="float" office:value="2300">
            <text:p>2300</text:p>
          </table:table-cell>
          <table:table-cell table:number-columns-repeated="4" office:value-type="float" office:value="575">
            <text:p>575</text:p>
          </table:table-cell>
          <table:table-cell table:number-columns-repeated="5" office:value-type="float" office:value="0">
            <text:p>0</text:p>
          </table:table-cell>
          <table:table-cell office:value-type="float" office:value="575">
            <text:p>575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SENSEHEADING</text:p>
          </table:table-cell>
          <table:table-cell office:value-type="string">
            <text:p>SNH</text:p>
          </table:table-cell>
          <table:table-cell office:value-type="string">
            <text:p>D</text:p>
          </table:table-cell>
          <table:table-cell office:value-type="float" office:value="2300">
            <text:p>2300</text:p>
          </table:table-cell>
          <table:table-cell table:number-columns-repeated="4" office:value-type="float" office:value="575">
            <text:p>575</text:p>
          </table:table-cell>
          <table:table-cell table:number-columns-repeated="5" office:value-type="float" office:value="0">
            <text:p>0</text:p>
          </table:table-cell>
          <table:table-cell office:value-type="float" office:value="575">
            <text:p>575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ENERGY</text:p>
          </table:table-cell>
          <table:table-cell office:value-type="string">
            <text:p>ENG</text:p>
          </table:table-cell>
          <table:table-cell office:value-type="string">
            <text:p>R</text:p>
          </table:table-cell>
          <table:table-cell office:value-type="float" office:value="2300">
            <text:p>2300</text:p>
          </table:table-cell>
          <table:table-cell table:number-columns-repeated="4" office:value-type="float" office:value="575">
            <text:p>575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table:number-columns-repeated="3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HAGGLING</text:p>
          </table:table-cell>
          <table:table-cell office:value-type="string">
            <text:p>HAG</text:p>
          </table:table-cell>
          <table:table-cell office:value-type="string">
            <text:p>D</text:p>
          </table:table-cell>
          <table:table-cell office:value-type="float" office:value="2300">
            <text:p>2300</text:p>
          </table:table-cell>
          <table:table-cell table:number-columns-repeated="4" office:value-type="float" office:value="575">
            <text:p>575</text:p>
          </table:table-cell>
          <table:table-cell table:number-columns-repeated="5" office:value-type="float" office:value="0">
            <text:p>0</text:p>
          </table:table-cell>
          <table:table-cell office:value-type="float" office:value="575">
            <text:p>575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STRENGTH</text:p>
          </table:table-cell>
          <table:table-cell office:value-type="string">
            <text:p>STR</text:p>
          </table:table-cell>
          <table:table-cell office:value-type="string">
            <text:p>A</text:p>
          </table:table-cell>
          <table:table-cell office:value-type="float" office:value="2300">
            <text:p>2300</text:p>
          </table:table-cell>
          <table:table-cell table:number-columns-repeated="4" office:value-type="float" office:value="575">
            <text:p>575</text:p>
          </table:table-cell>
          <table:table-cell office:value-type="float" office:value="0">
            <text:p>0</text:p>
          </table:table-cell>
          <table:table-cell table:number-columns-repeated="2"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UU_STAMINA</text:p>
          </table:table-cell>
          <table:table-cell office:value-type="string">
            <text:p>STA</text:p>
          </table:table-cell>
          <table:table-cell office:value-type="string">
            <text:p>A</text:p>
          </table:table-cell>
          <table:table-cell office:value-type="float" office:value="2300">
            <text:p>2300</text:p>
          </table:table-cell>
          <table:table-cell table:number-columns-repeated="4" office:value-type="float" office:value="575">
            <text:p>575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DEXTERITY</text:p>
          </table:table-cell>
          <table:table-cell office:value-type="string">
            <text:p>AGL</text:p>
          </table:table-cell>
          <table:table-cell office:value-type="string">
            <text:p>E</text:p>
          </table:table-cell>
          <table:table-cell office:value-type="float" office:value="2300">
            <text:p>2300</text:p>
          </table:table-cell>
          <table:table-cell table:number-columns-repeated="4" office:value-type="float" office:value="575">
            <text:p>57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50">
            <text:p>250</text:p>
          </table:table-cell>
          <table:table-cell office:value-type="float" office:value="75">
            <text:p>75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INTELLIGENCE</text:p>
          </table:table-cell>
          <table:table-cell office:value-type="string">
            <text:p>INT</text:p>
          </table:table-cell>
          <table:table-cell office:value-type="string">
            <text:p>R</text:p>
          </table:table-cell>
          <table:table-cell office:value-type="float" office:value="2300">
            <text:p>2300</text:p>
          </table:table-cell>
          <table:table-cell table:number-columns-repeated="4" office:value-type="float" office:value="575">
            <text:p>575</text:p>
          </table:table-cell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UU_SENSE</text:p>
          </table:table-cell>
          <table:table-cell office:value-type="string">
            <text:p>SEN</text:p>
          </table:table-cell>
          <table:table-cell office:value-type="string">
            <text:p>E</text:p>
          </table:table-cell>
          <table:table-cell office:value-type="float" office:value="2300">
            <text:p>2300</text:p>
          </table:table-cell>
          <table:table-cell table:number-columns-repeated="4" office:value-type="float" office:value="575">
            <text:p>575</text:p>
          </table:table-cell>
          <table:table-cell table:number-columns-repeated="2" office:value-type="float" office:value="250">
            <text:p>250</text:p>
          </table:table-cell>
          <table:table-cell table:number-columns-repeated="3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UU_PSYCHIC</text:p>
          </table:table-cell>
          <table:table-cell office:value-type="string">
            <text:p>PSY</text:p>
          </table:table-cell>
          <table:table-cell office:value-type="string">
            <text:p>R</text:p>
          </table:table-cell>
          <table:table-cell office:value-type="float" office:value="2300">
            <text:p>2300</text:p>
          </table:table-cell>
          <table:table-cell table:number-columns-repeated="4" office:value-type="float" office:value="575">
            <text:p>575</text:p>
          </table:table-cell>
          <table:table-cell office:value-type="float" office:value="250">
            <text:p>250</text:p>
          </table:table-cell>
          <table:table-cell table:number-columns-repeated="4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4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CASTINIT</text:p>
          </table:table-cell>
          <table:table-cell office:value-type="string">
            <text:p>CST</text:p>
          </table:table-cell>
          <table:table-cell office:value-type="string">
            <text:p>R</text:p>
          </table:table-cell>
          <table:table-cell office:value-type="float" office:value="2300">
            <text:p>2300</text:p>
          </table:table-cell>
          <table:table-cell table:number-columns-repeated="4" office:value-type="float" office:value="575">
            <text:p>575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4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LITERACY</text:p>
          </table:table-cell>
          <table:table-cell office:value-type="string">
            <text:p>LIT</text:p>
          </table:table-cell>
          <table:table-cell office:value-type="string">
            <text:p>D</text:p>
          </table:table-cell>
          <table:table-cell office:value-type="float" office:value="2300">
            <text:p>2300</text:p>
          </table:table-cell>
          <table:table-cell table:number-columns-repeated="4" office:value-type="float" office:value="575">
            <text:p>575</text:p>
          </table:table-cell>
          <table:table-cell table:number-columns-repeated="5" office:value-type="float" office:value="0">
            <text:p>0</text:p>
          </table:table-cell>
          <table:table-cell office:value-type="float" office:value="575">
            <text:p>575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SMITHING</text:p>
          </table:table-cell>
          <table:table-cell office:value-type="string">
            <text:p>SMT</text:p>
          </table:table-cell>
          <table:table-cell office:value-type="string">
            <text:p>AD</text:p>
          </table:table-cell>
          <table:table-cell office:value-type="float" office:value="2300">
            <text:p>2300</text:p>
          </table:table-cell>
          <table:table-cell table:number-columns-repeated="4" office:value-type="float" office:value="575">
            <text:p>575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475">
            <text:p>475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MAGICCRAFT</text:p>
          </table:table-cell>
          <table:table-cell office:value-type="string">
            <text:p>MGC</text:p>
          </table:table-cell>
          <table:table-cell office:value-type="string">
            <text:p>RD</text:p>
          </table:table-cell>
          <table:table-cell office:value-type="float" office:value="2300">
            <text:p>2300</text:p>
          </table:table-cell>
          <table:table-cell table:number-columns-repeated="4" office:value-type="float" office:value="575">
            <text:p>575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475">
            <text:p>475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ALCHEMY</text:p>
          </table:table-cell>
          <table:table-cell office:value-type="string">
            <text:p>ALC</text:p>
          </table:table-cell>
          <table:table-cell office:value-type="string">
            <text:p>RD</text:p>
          </table:table-cell>
          <table:table-cell office:value-type="float" office:value="2300">
            <text:p>2300</text:p>
          </table:table-cell>
          <table:table-cell table:number-columns-repeated="4" office:value-type="float" office:value="575">
            <text:p>575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475">
            <text:p>475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SPELLCAPACITY</text:p>
          </table:table-cell>
          <table:table-cell office:value-type="string">
            <text:p>SPC</text:p>
          </table:table-cell>
          <table:table-cell office:value-type="string">
            <text:p>R</text:p>
          </table:table-cell>
          <table:table-cell office:value-type="float" office:value="2300">
            <text:p>2300</text:p>
          </table:table-cell>
          <table:table-cell table:number-columns-repeated="4" office:value-type="float" office:value="575">
            <text:p>575</text:p>
          </table:table-cell>
          <table:table-cell office:value-type="float" office:value="250">
            <text:p>250</text:p>
          </table:table-cell>
          <table:table-cell table:number-columns-repeated="4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4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WEAPONHANDLING</text:p>
          </table:table-cell>
          <table:table-cell office:value-type="string">
            <text:p>WPN</text:p>
          </table:table-cell>
          <table:table-cell office:value-type="string">
            <text:p>AE</text:p>
          </table:table-cell>
          <table:table-cell office:value-type="float" office:value="2300">
            <text:p>2300</text:p>
          </table:table-cell>
          <table:table-cell table:number-columns-repeated="4" office:value-type="float" office:value="575">
            <text:p>575</text:p>
          </table:table-cell>
          <table:table-cell office:value-type="float" office:value="0">
            <text:p>0</text:p>
          </table:table-cell>
          <table:table-cell table:number-columns-repeated="2"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EVADEMELEE</text:p>
          </table:table-cell>
          <table:table-cell office:value-type="string">
            <text:p>EVA</text:p>
          </table:table-cell>
          <table:table-cell office:value-type="string">
            <text:p>E</text:p>
          </table:table-cell>
          <table:table-cell office:value-type="float" office:value="2300">
            <text:p>2300</text:p>
          </table:table-cell>
          <table:table-cell table:number-columns-repeated="4" office:value-type="float" office:value="575">
            <text:p>57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5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AIMING</text:p>
          </table:table-cell>
          <table:table-cell office:value-type="string">
            <text:p>AIM</text:p>
          </table:table-cell>
          <table:table-cell office:value-type="string">
            <text:p>AE</text:p>
          </table:table-cell>
          <table:table-cell office:value-type="float" office:value="2300">
            <text:p>2300</text:p>
          </table:table-cell>
          <table:table-cell table:number-columns-repeated="4" office:value-type="float" office:value="575">
            <text:p>575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300">
            <text:p>300</text:p>
          </table:table-cell>
          <table:table-cell table:number-columns-repeated="6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BRAWLING</text:p>
          </table:table-cell>
          <table:table-cell office:value-type="string">
            <text:p>BRW</text:p>
          </table:table-cell>
          <table:table-cell office:value-type="string">
            <text:p>AE</text:p>
          </table:table-cell>
          <table:table-cell office:value-type="float" office:value="2300">
            <text:p>2300</text:p>
          </table:table-cell>
          <table:table-cell table:number-columns-repeated="4" office:value-type="float" office:value="575">
            <text:p>575</text:p>
          </table:table-cell>
          <table:table-cell office:value-type="float" office:value="0">
            <text:p>0</text:p>
          </table:table-cell>
          <table:table-cell table:number-columns-repeated="4"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CLEAVE</text:p>
          </table:table-cell>
          <table:table-cell office:value-type="string">
            <text:p>CLV</text:p>
          </table:table-cell>
          <table:table-cell office:value-type="string">
            <text:p>AE</text:p>
          </table:table-cell>
          <table:table-cell office:value-type="float" office:value="2300">
            <text:p>2300</text:p>
          </table:table-cell>
          <table:table-cell table:number-columns-repeated="4" office:value-type="float" office:value="575">
            <text:p>575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250">
            <text:p>250</text:p>
          </table:table-cell>
          <table:table-cell table:number-columns-repeated="6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PRIMALMAGIC</text:p>
          </table:table-cell>
          <table:table-cell office:value-type="string">
            <text:p>XXA</text:p>
          </table:table-cell>
          <table:table-cell office:value-type="string">
            <text:p>R</text:p>
          </table:table-cell>
          <table:table-cell office:value-type="float" office:value="2300">
            <text:p>2300</text:p>
          </table:table-cell>
          <table:table-cell table:number-columns-repeated="4" office:value-type="float" office:value="575">
            <text:p>575</text:p>
          </table:table-cell>
          <table:table-cell office:value-type="float" office:value="250">
            <text:p>250</text:p>
          </table:table-cell>
          <table:table-cell table:number-columns-repeated="4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4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HOLYMAGIC</text:p>
          </table:table-cell>
          <table:table-cell office:value-type="string">
            <text:p>XXB</text:p>
          </table:table-cell>
          <table:table-cell office:value-type="string">
            <text:p>R</text:p>
          </table:table-cell>
          <table:table-cell office:value-type="float" office:value="2300">
            <text:p>2300</text:p>
          </table:table-cell>
          <table:table-cell table:number-columns-repeated="4" office:value-type="float" office:value="575">
            <text:p>575</text:p>
          </table:table-cell>
          <table:table-cell office:value-type="float" office:value="250">
            <text:p>250</text:p>
          </table:table-cell>
          <table:table-cell table:number-columns-repeated="4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4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EMPOWERMENT</text:p>
          </table:table-cell>
          <table:table-cell office:value-type="string">
            <text:p>XXC</text:p>
          </table:table-cell>
          <table:table-cell office:value-type="string">
            <text:p>R</text:p>
          </table:table-cell>
          <table:table-cell office:value-type="float" office:value="2300">
            <text:p>2300</text:p>
          </table:table-cell>
          <table:table-cell table:number-columns-repeated="4" office:value-type="float" office:value="575">
            <text:p>575</text:p>
          </table:table-cell>
          <table:table-cell office:value-type="float" office:value="250">
            <text:p>250</text:p>
          </table:table-cell>
          <table:table-cell table:number-columns-repeated="4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4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DARKMAGIC</text:p>
          </table:table-cell>
          <table:table-cell office:value-type="string">
            <text:p>YYA</text:p>
          </table:table-cell>
          <table:table-cell office:value-type="string">
            <text:p>R</text:p>
          </table:table-cell>
          <table:table-cell office:value-type="float" office:value="2300">
            <text:p>2300</text:p>
          </table:table-cell>
          <table:table-cell table:number-columns-repeated="4" office:value-type="float" office:value="575">
            <text:p>575</text:p>
          </table:table-cell>
          <table:table-cell office:value-type="float" office:value="250">
            <text:p>250</text:p>
          </table:table-cell>
          <table:table-cell table:number-columns-repeated="4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4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LIGHTMAGIC</text:p>
          </table:table-cell>
          <table:table-cell office:value-type="string">
            <text:p>YYB</text:p>
          </table:table-cell>
          <table:table-cell office:value-type="string">
            <text:p>R</text:p>
          </table:table-cell>
          <table:table-cell office:value-type="float" office:value="2300">
            <text:p>2300</text:p>
          </table:table-cell>
          <table:table-cell table:number-columns-repeated="4" office:value-type="float" office:value="575">
            <text:p>575</text:p>
          </table:table-cell>
          <table:table-cell office:value-type="float" office:value="250">
            <text:p>250</text:p>
          </table:table-cell>
          <table:table-cell table:number-columns-repeated="4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4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RITUAL</text:p>
          </table:table-cell>
          <table:table-cell office:value-type="string">
            <text:p>YYC</text:p>
          </table:table-cell>
          <table:table-cell office:value-type="string">
            <text:p>R</text:p>
          </table:table-cell>
          <table:table-cell office:value-type="float" office:value="2300">
            <text:p>2300</text:p>
          </table:table-cell>
          <table:table-cell table:number-columns-repeated="4" office:value-type="float" office:value="575">
            <text:p>575</text:p>
          </table:table-cell>
          <table:table-cell office:value-type="float" office:value="250">
            <text:p>250</text:p>
          </table:table-cell>
          <table:table-cell table:number-columns-repeated="4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4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SORCERY</text:p>
          </table:table-cell>
          <table:table-cell office:value-type="string">
            <text:p>ZZA</text:p>
          </table:table-cell>
          <table:table-cell office:value-type="string">
            <text:p>R</text:p>
          </table:table-cell>
          <table:table-cell office:value-type="float" office:value="2300">
            <text:p>2300</text:p>
          </table:table-cell>
          <table:table-cell table:number-columns-repeated="4" office:value-type="float" office:value="575">
            <text:p>575</text:p>
          </table:table-cell>
          <table:table-cell office:value-type="float" office:value="250">
            <text:p>250</text:p>
          </table:table-cell>
          <table:table-cell table:number-columns-repeated="4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4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PROTECTION</text:p>
          </table:table-cell>
          <table:table-cell office:value-type="string">
            <text:p>ZZB</text:p>
          </table:table-cell>
          <table:table-cell office:value-type="string">
            <text:p>R</text:p>
          </table:table-cell>
          <table:table-cell office:value-type="float" office:value="2300">
            <text:p>2300</text:p>
          </table:table-cell>
          <table:table-cell table:number-columns-repeated="4" office:value-type="float" office:value="575">
            <text:p>575</text:p>
          </table:table-cell>
          <table:table-cell office:value-type="float" office:value="250">
            <text:p>250</text:p>
          </table:table-cell>
          <table:table-cell table:number-columns-repeated="4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4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ENCHANTMENT</text:p>
          </table:table-cell>
          <table:table-cell office:value-type="string">
            <text:p>ZZC</text:p>
          </table:table-cell>
          <table:table-cell office:value-type="string">
            <text:p>R</text:p>
          </table:table-cell>
          <table:table-cell office:value-type="float" office:value="2300">
            <text:p>2300</text:p>
          </table:table-cell>
          <table:table-cell table:number-columns-repeated="4" office:value-type="float" office:value="575">
            <text:p>575</text:p>
          </table:table-cell>
          <table:table-cell office:value-type="float" office:value="250">
            <text:p>250</text:p>
          </table:table-cell>
          <table:table-cell table:number-columns-repeated="4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4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WISDOM</text:p>
          </table:table-cell>
          <table:table-cell office:value-type="string">
            <text:p>FCS</text:p>
          </table:table-cell>
          <table:table-cell office:value-type="string">
            <text:p>ER</text:p>
          </table:table-cell>
          <table:table-cell office:value-type="float" office:value="2300">
            <text:p>2300</text:p>
          </table:table-cell>
          <table:table-cell table:number-columns-repeated="4" office:value-type="float" office:value="575">
            <text:p>575</text:p>
          </table:table-cell>
          <table:table-cell office:value-type="float" office:value="250">
            <text:p>250</text:p>
          </table:table-cell>
          <table:table-cell table:number-columns-repeated="4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4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BLOCKHIT%</text:p>
          </table:table-cell>
          <table:table-cell office:value-type="string">
            <text:p>BLK</text:p>
          </table:table-cell>
          <table:table-cell office:value-type="string">
            <text:p>S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3"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BLOCKSPELL%</text:p>
          </table:table-cell>
          <table:table-cell office:value-type="string">
            <text:p>BLS</text:p>
          </table:table-cell>
          <table:table-cell office:value-type="string">
            <text:p>S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3"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SHIELD%</text:p>
          </table:table-cell>
          <table:table-cell office:value-type="string">
            <text:p>SHD</text:p>
          </table:table-cell>
          <table:table-cell office:value-type="string">
            <text:p>/</text:p>
          </table:table-cell>
          <table:table-cell table:number-columns-repeated="18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HEALTH%</text:p>
          </table:table-cell>
          <table:table-cell office:value-type="string">
            <text:p>HLP</text:p>
          </table:table-cell>
          <table:table-cell office:value-type="string">
            <text:p>A</text:p>
          </table:table-cell>
          <table:table-cell office:value-type="float" office:value="300">
            <text:p>300</text:p>
          </table:table-cell>
          <table:table-cell table:number-columns-repeated="4"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3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5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MANA%</text:p>
          </table:table-cell>
          <table:table-cell office:value-type="string">
            <text:p>MPP</text:p>
          </table:table-cell>
          <table:table-cell office:value-type="string">
            <text:p>R</text:p>
          </table:table-cell>
          <table:table-cell office:value-type="float" office:value="300">
            <text:p>300</text:p>
          </table:table-cell>
          <table:table-cell table:number-columns-repeated="4" office:value-type="float" office:value="75">
            <text:p>75</text:p>
          </table:table-cell>
          <table:table-cell table:number-columns-repeated="2"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DAMAGEDEMON</text:p>
          </table:table-cell>
          <table:table-cell office:value-type="string">
            <text:p>DMD</text:p>
          </table:table-cell>
          <table:table-cell office:value-type="string">
            <text:p>SWD</text:p>
          </table:table-cell>
          <table:table-cell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DAMAGEUNDEAD</text:p>
          </table:table-cell>
          <table:table-cell office:value-type="string">
            <text:p>DMU</text:p>
          </table:table-cell>
          <table:table-cell office:value-type="string">
            <text:p>SWD</text:p>
          </table:table-cell>
          <table:table-cell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DAMAGEBEAST</text:p>
          </table:table-cell>
          <table:table-cell office:value-type="string">
            <text:p>DMB</text:p>
          </table:table-cell>
          <table:table-cell office:value-type="string">
            <text:p>SWD</text:p>
          </table:table-cell>
          <table:table-cell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DAMAGEELITE</text:p>
          </table:table-cell>
          <table:table-cell office:value-type="string">
            <text:p>DME</text:p>
          </table:table-cell>
          <table:table-cell office:value-type="string">
            <text:p>SWD</text:p>
          </table:table-cell>
          <table:table-cell table:number-columns-repeated="2"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DAMAGEBOSS</text:p>
          </table:table-cell>
          <table:table-cell office:value-type="string">
            <text:p>DBS</text:p>
          </table:table-cell>
          <table:table-cell office:value-type="string">
            <text:p>SWD</text:p>
          </table:table-cell>
          <table:table-cell table:number-columns-repeated="2"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ABSORB</text:p>
          </table:table-cell>
          <table:table-cell office:value-type="string">
            <text:p>ABB</text:p>
          </table:table-cell>
          <table:table-cell office:value-type="string">
            <text:p>/</text:p>
          </table:table-cell>
          <table:table-cell table:number-columns-repeated="18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MANAHEALTH</text:p>
          </table:table-cell>
          <table:table-cell office:value-type="string">
            <text:p>MTH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5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HEALTHMANA</text:p>
          </table:table-cell>
          <table:table-cell office:value-type="string">
            <text:p>HTM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5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INCDAMAGE%</text:p>
          </table:table-cell>
          <table:table-cell office:value-type="string">
            <text:p>IND</text:p>
          </table:table-cell>
          <table:table-cell office:value-type="string">
            <text:p>W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1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MINDAMAGE</text:p>
          </table:table-cell>
          <table:table-cell office:value-type="string">
            <text:p>MND</text:p>
          </table:table-cell>
          <table:table-cell office:value-type="string">
            <text:p>W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MAXDAMAGE</text:p>
          </table:table-cell>
          <table:table-cell office:value-type="string">
            <text:p>MXD</text:p>
          </table:table-cell>
          <table:table-cell office:value-type="string">
            <text:p>W</text:p>
          </table:table-cell>
          <table:table-cell office:value-type="float" office:value="200">
            <text:p>200</text:p>
          </table:table-cell>
          <table:table-cell office:value-type="float" office:value="70">
            <text:p>70</text:p>
          </table:table-cell>
          <table:table-cell table:number-columns-repeated="8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3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MINIONHEALTH</text:p>
          </table:table-cell>
          <table:table-cell office:value-type="string">
            <text:p>MNH</text:p>
          </table:table-cell>
          <table:table-cell office:value-type="string">
            <text:p>/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MINIONDAMAGE</text:p>
          </table:table-cell>
          <table:table-cell office:value-type="string">
            <text:p>MMM</text:p>
          </table:table-cell>
          <table:table-cell office:value-type="string">
            <text:p>/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MAXMEMORY</text:p>
          </table:table-cell>
          <table:table-cell office:value-type="string">
            <text:p>MAM</text:p>
          </table:table-cell>
          <table:table-cell office:value-type="string">
            <text:p>R</text:p>
          </table:table-cell>
          <table:table-cell office:value-type="float" office:value="1000">
            <text:p>1000</text:p>
          </table:table-cell>
          <table:table-cell table:number-columns-repeated="4" office:value-type="float" office:value="250">
            <text:p>250</text:p>
          </table:table-cell>
          <table:table-cell office:value-type="float" office:value="150">
            <text:p>15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ATKBLOCK</text:p>
          </table:table-cell>
          <table:table-cell office:value-type="string">
            <text:p>ATB</text:p>
          </table:table-cell>
          <table:table-cell office:value-type="string">
            <text:p>/</text:p>
          </table:table-cell>
          <table:table-cell table:number-columns-repeated="18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PROJDAMAGE%</text:p>
          </table:table-cell>
          <table:table-cell office:value-type="string">
            <text:p>PJD</text:p>
          </table:table-cell>
          <table:table-cell office:value-type="string">
            <text:p>AER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0">
            <text:p>50</text:p>
          </table:table-cell>
          <table:table-cell table:number-columns-repeated="7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FIREDAMAGE%</text:p>
          </table:table-cell>
          <table:table-cell office:value-type="string">
            <text:p>FRD</text:p>
          </table:table-cell>
          <table:table-cell office:value-type="string">
            <text:p>AER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0">
            <text:p>50</text:p>
          </table:table-cell>
          <table:table-cell table:number-columns-repeated="7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COLDDAMAGE%</text:p>
          </table:table-cell>
          <table:table-cell office:value-type="string">
            <text:p>CLD</text:p>
          </table:table-cell>
          <table:table-cell office:value-type="string">
            <text:p>AER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0">
            <text:p>50</text:p>
          </table:table-cell>
          <table:table-cell table:number-columns-repeated="7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POISONDAMAGE%</text:p>
          </table:table-cell>
          <table:table-cell office:value-type="string">
            <text:p>PSD</text:p>
          </table:table-cell>
          <table:table-cell office:value-type="string">
            <text:p>AER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0">
            <text:p>50</text:p>
          </table:table-cell>
          <table:table-cell table:number-columns-repeated="7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ENERGYDAMAGE%</text:p>
          </table:table-cell>
          <table:table-cell office:value-type="string">
            <text:p>ENM</text:p>
          </table:table-cell>
          <table:table-cell office:value-type="string">
            <text:p>AER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0">
            <text:p>50</text:p>
          </table:table-cell>
          <table:table-cell table:number-columns-repeated="7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AVOIDSTUN</text:p>
          </table:table-cell>
          <table:table-cell office:value-type="string">
            <text:p>AVS</text:p>
          </table:table-cell>
          <table:table-cell office:value-type="string">
            <text:p>AER</text:p>
          </table:table-cell>
          <table:table-cell office:value-type="float" office:value="60">
            <text:p>60</text:p>
          </table:table-cell>
          <table:table-cell table:number-columns-repeated="3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AVOIDROOT</text:p>
          </table:table-cell>
          <table:table-cell office:value-type="string">
            <text:p>AVR</text:p>
          </table:table-cell>
          <table:table-cell office:value-type="string">
            <text:p>AER</text:p>
          </table:table-cell>
          <table:table-cell office:value-type="float" office:value="60">
            <text:p>60</text:p>
          </table:table-cell>
          <table:table-cell table:number-columns-repeated="3"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AVOIDCHILL</text:p>
          </table:table-cell>
          <table:table-cell office:value-type="string">
            <text:p>AVC</text:p>
          </table:table-cell>
          <table:table-cell office:value-type="string">
            <text:p>AER</text:p>
          </table:table-cell>
          <table:table-cell office:value-type="float" office:value="60">
            <text:p>60</text:p>
          </table:table-cell>
          <table:table-cell table:number-columns-repeated="3"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AVOIDBURN</text:p>
          </table:table-cell>
          <table:table-cell office:value-type="string">
            <text:p>AVB</text:p>
          </table:table-cell>
          <table:table-cell office:value-type="string">
            <text:p>AER</text:p>
          </table:table-cell>
          <table:table-cell office:value-type="float" office:value="60">
            <text:p>60</text:p>
          </table:table-cell>
          <table:table-cell table:number-columns-repeated="3"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AVOIDPOISON</text:p>
          </table:table-cell>
          <table:table-cell office:value-type="string">
            <text:p>AVP</text:p>
          </table:table-cell>
          <table:table-cell office:value-type="string">
            <text:p>AER</text:p>
          </table:table-cell>
          <table:table-cell office:value-type="float" office:value="60">
            <text:p>60</text:p>
          </table:table-cell>
          <table:table-cell table:number-columns-repeated="3"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AVOIDSHOCK</text:p>
          </table:table-cell>
          <table:table-cell office:value-type="string">
            <text:p>AVK</text:p>
          </table:table-cell>
          <table:table-cell office:value-type="string">
            <text:p>AER</text:p>
          </table:table-cell>
          <table:table-cell office:value-type="float" office:value="60">
            <text:p>60</text:p>
          </table:table-cell>
          <table:table-cell table:number-columns-repeated="3"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AVOIDCRIT</text:p>
          </table:table-cell>
          <table:table-cell office:value-type="string">
            <text:p>AVT</text:p>
          </table:table-cell>
          <table:table-cell office:value-type="string">
            <text:p>AER</text:p>
          </table:table-cell>
          <table:table-cell office:value-type="float" office:value="60">
            <text:p>60</text:p>
          </table:table-cell>
          <table:table-cell table:number-columns-repeated="3"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WEAPONRANGE</text:p>
          </table:table-cell>
          <table:table-cell office:value-type="string">
            <text:p>WPR</text:p>
          </table:table-cell>
          <table:table-cell office:value-type="string">
            <text:p>AEW</text:p>
          </table:table-cell>
          <table:table-cell office:value-type="float" office:value="150">
            <text:p>150</text:p>
          </table:table-cell>
          <table:table-cell table:number-columns-repeated="3"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CASTRANGE</text:p>
          </table:table-cell>
          <table:table-cell office:value-type="string">
            <text:p>CTR</text:p>
          </table:table-cell>
          <table:table-cell office:value-type="string">
            <text:p>RS</text:p>
          </table:table-cell>
          <table:table-cell office:value-type="float" office:value="150">
            <text:p>150</text:p>
          </table:table-cell>
          <table:table-cell table:number-columns-repeated="3"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HEALING%</text:p>
          </table:table-cell>
          <table:table-cell office:value-type="string">
            <text:p>HLG</text:p>
          </table:table-cell>
          <table:table-cell office:value-type="string">
            <text:p>AER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5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ABSORBTEMP</text:p>
          </table:table-cell>
          <table:table-cell office:value-type="string">
            <text:p>ABT</text:p>
          </table:table-cell>
          <table:table-cell office:value-type="string">
            <text:p>/</text:p>
          </table:table-cell>
          <table:table-cell office:value-type="float" office:value="2500">
            <text:p>2500</text:p>
          </table:table-cell>
          <table:table-cell table:number-columns-repeated="1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INCSTUN</text:p>
          </table:table-cell>
          <table:table-cell office:value-type="string">
            <text:p>INS</text:p>
          </table:table-cell>
          <table:table-cell office:value-type="string">
            <text:p>AER</text:p>
          </table:table-cell>
          <table:table-cell office:value-type="float" office:value="30">
            <text:p>30</text:p>
          </table:table-cell>
          <table:table-cell table:number-columns-repeated="3"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INCROOT</text:p>
          </table:table-cell>
          <table:table-cell office:value-type="string">
            <text:p>INR</text:p>
          </table:table-cell>
          <table:table-cell office:value-type="string">
            <text:p>AER</text:p>
          </table:table-cell>
          <table:table-cell office:value-type="float" office:value="30">
            <text:p>30</text:p>
          </table:table-cell>
          <table:table-cell table:number-columns-repeated="3"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INCCHILL</text:p>
          </table:table-cell>
          <table:table-cell office:value-type="string">
            <text:p>INC</text:p>
          </table:table-cell>
          <table:table-cell office:value-type="string">
            <text:p>AER</text:p>
          </table:table-cell>
          <table:table-cell office:value-type="float" office:value="30">
            <text:p>30</text:p>
          </table:table-cell>
          <table:table-cell table:number-columns-repeated="3"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INCBURN</text:p>
          </table:table-cell>
          <table:table-cell office:value-type="string">
            <text:p>INB</text:p>
          </table:table-cell>
          <table:table-cell office:value-type="string">
            <text:p>AER</text:p>
          </table:table-cell>
          <table:table-cell office:value-type="float" office:value="30">
            <text:p>30</text:p>
          </table:table-cell>
          <table:table-cell table:number-columns-repeated="3"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INCPOISON</text:p>
          </table:table-cell>
          <table:table-cell office:value-type="string">
            <text:p>INP</text:p>
          </table:table-cell>
          <table:table-cell office:value-type="string">
            <text:p>AER</text:p>
          </table:table-cell>
          <table:table-cell office:value-type="float" office:value="30">
            <text:p>30</text:p>
          </table:table-cell>
          <table:table-cell table:number-columns-repeated="3"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INCSHOCK</text:p>
          </table:table-cell>
          <table:table-cell office:value-type="string">
            <text:p>INK</text:p>
          </table:table-cell>
          <table:table-cell office:value-type="string">
            <text:p>AER</text:p>
          </table:table-cell>
          <table:table-cell office:value-type="float" office:value="30">
            <text:p>30</text:p>
          </table:table-cell>
          <table:table-cell table:number-columns-repeated="3"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RANGEDDAMAGE</text:p>
          </table:table-cell>
          <table:table-cell office:value-type="string">
            <text:p>RND</text:p>
          </table:table-cell>
          <table:table-cell office:value-type="string">
            <text:p>/</text:p>
          </table:table-cell>
          <table:table-cell table:number-columns-repeated="18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MELEEDAMAGE</text:p>
          </table:table-cell>
          <table:table-cell office:value-type="string">
            <text:p>MLD</text:p>
          </table:table-cell>
          <table:table-cell office:value-type="string">
            <text:p>/</text:p>
          </table:table-cell>
          <table:table-cell table:number-columns-repeated="18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SLASHINGDAMAGE</text:p>
          </table:table-cell>
          <table:table-cell office:value-type="string">
            <text:p>SWD</text:p>
          </table:table-cell>
          <table:table-cell office:value-type="string">
            <text:p>AE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6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PIERCINGDAMAGE</text:p>
          </table:table-cell>
          <table:table-cell office:value-type="string">
            <text:p>PCD</text:p>
          </table:table-cell>
          <table:table-cell office:value-type="string">
            <text:p>AE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6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BLUDGEDAMAGE</text:p>
          </table:table-cell>
          <table:table-cell office:value-type="string">
            <text:p>BGG</text:p>
          </table:table-cell>
          <table:table-cell office:value-type="string">
            <text:p>AE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6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ARCHERYDAMAGE</text:p>
          </table:table-cell>
          <table:table-cell office:value-type="string">
            <text:p>ACC</text:p>
          </table:table-cell>
          <table:table-cell office:value-type="string">
            <text:p>AE</text:p>
          </table:table-cell>
          <table:table-cell office:value-type="float" office:value="150">
            <text:p>150</text:p>
          </table:table-cell>
          <table:table-cell table:number-columns-repeated="2" office:value-type="float" office:value="75">
            <text:p>75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1003"/>
        </table:table-row>
        <table:table-row table:style-name="ro1">
          <table:table-cell office:value-type="string">
            <text:p>STAFFMAGIC</text:p>
          </table:table-cell>
          <table:table-cell office:value-type="string">
            <text:p>STD</text:p>
          </table:table-cell>
          <table:table-cell office:value-type="string">
            <text:p>R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WANDMAGIC</text:p>
          </table:table-cell>
          <table:table-cell office:value-type="string">
            <text:p>WND</text:p>
          </table:table-cell>
          <table:table-cell office:value-type="string">
            <text:p>R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UNDEADPROT</text:p>
          </table:table-cell>
          <table:table-cell office:value-type="string">
            <text:p>UNP</text:p>
          </table:table-cell>
          <table:table-cell office:value-type="string">
            <text:p>AER</text:p>
          </table:table-cell>
          <table:table-cell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DEMONPROT</text:p>
          </table:table-cell>
          <table:table-cell office:value-type="string">
            <text:p>DMP</text:p>
          </table:table-cell>
          <table:table-cell office:value-type="string">
            <text:p>AER</text:p>
          </table:table-cell>
          <table:table-cell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BEASTPROT</text:p>
          </table:table-cell>
          <table:table-cell office:value-type="string">
            <text:p>BBP</text:p>
          </table:table-cell>
          <table:table-cell office:value-type="string">
            <text:p>AER</text:p>
          </table:table-cell>
          <table:table-cell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BERSERK</text:p>
          </table:table-cell>
          <table:table-cell office:value-type="string">
            <text:p>BRK</text:p>
          </table:table-cell>
          <table:table-cell office:value-type="string">
            <text:p>/</text:p>
          </table:table-cell>
          <table:table-cell office:value-type="float" office:value="30">
            <text:p>30</text:p>
          </table:table-cell>
          <table:table-cell table:number-columns-repeated="3"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HEALTHPOTION</text:p>
          </table:table-cell>
          <table:table-cell office:value-type="string">
            <text:p>HPP</text:p>
          </table:table-cell>
          <table:table-cell office:value-type="string">
            <text:p>AER</text:p>
          </table:table-cell>
          <table:table-cell office:value-type="float" office:value="90">
            <text:p>90</text:p>
          </table:table-cell>
          <table:table-cell table:number-columns-repeated="3" office:value-type="float" office:value="30">
            <text:p>30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5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MANAPOTION</text:p>
          </table:table-cell>
          <table:table-cell office:value-type="string">
            <text:p>MPI</text:p>
          </table:table-cell>
          <table:table-cell office:value-type="string">
            <text:p>AER</text:p>
          </table:table-cell>
          <table:table-cell office:value-type="float" office:value="90">
            <text:p>90</text:p>
          </table:table-cell>
          <table:table-cell table:number-columns-repeated="3" office:value-type="float" office:value="30">
            <text:p>30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string">
            <text:p>PERCEPTION</text:p>
          </table:table-cell>
          <table:table-cell office:value-type="string">
            <text:p>PER</text:p>
          </table:table-cell>
          <table:table-cell office:value-type="string">
            <text:p>AER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table:number-columns-repeated="3" office:value-type="float" office:value="1000">
            <text:p>1000</text:p>
          </table:table-cell>
          <table:table-cell table:number-columns-repeated="13" office:value-type="float" office:value="0">
            <text:p>0</text:p>
          </table:table-cell>
          <table:table-cell table:number-columns-repeated="1003"/>
        </table:table-row>
        <table:table-row table:style-name="ro3">
          <table:table-cell office:value-type="string">
            <text:p>RIPOSTE</text:p>
          </table:table-cell>
          <table:table-cell office:value-type="string">
            <text:p>RIP</text:p>
          </table:table-cell>
          <table:table-cell office:value-type="string">
            <text:p>AE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1000">
            <text:p>1000</text:p>
          </table:table-cell>
          <table:table-cell table:number-columns-repeated="2"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2"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BANDAGE</text:p>
          </table:table-cell>
          <table:table-cell office:value-type="string">
            <text:p>BAN</text:p>
          </table:table-cell>
          <table:table-cell office:value-type="string">
            <text:p>AER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1000">
            <text:p>100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INCARMOR</text:p>
          </table:table-cell>
          <table:table-cell office:value-type="string">
            <text:p>INA</text:p>
          </table:table-cell>
          <table:table-cell office:value-type="string">
            <text:p>A</text:p>
          </table:table-cell>
          <table:table-cell office:value-type="float" office:value="300">
            <text:p>30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50">
            <text:p>50</text:p>
          </table:table-cell>
          <table:table-cell table:number-columns-repeated="5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2"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INCRESIST</text:p>
          </table:table-cell>
          <table:table-cell office:value-type="string">
            <text:p>IRR</text:p>
          </table:table-cell>
          <table:table-cell office:value-type="string">
            <text:p>R</text:p>
          </table:table-cell>
          <table:table-cell office:value-type="float" office:value="300">
            <text:p>30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50">
            <text:p>50</text:p>
          </table:table-cell>
          <table:table-cell table:number-columns-repeated="5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2"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INCEVASION</text:p>
          </table:table-cell>
          <table:table-cell office:value-type="string">
            <text:p>INE</text:p>
          </table:table-cell>
          <table:table-cell office:value-type="string">
            <text:p>E</text:p>
          </table:table-cell>
          <table:table-cell office:value-type="float" office:value="300">
            <text:p>30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50">
            <text:p>50</text:p>
          </table:table-cell>
          <table:table-cell table:number-columns-repeated="5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SMITHREQ</text:p>
          </table:table-cell>
          <table:table-cell office:value-type="string">
            <text:p>SMR</text:p>
          </table:table-cell>
          <table:table-cell office:value-type="string">
            <text:p>/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ALCHEMYREQ</text:p>
          </table:table-cell>
          <table:table-cell office:value-type="string">
            <text:p>ALR</text:p>
          </table:table-cell>
          <table:table-cell office:value-type="string">
            <text:p>/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MAGICCRAFTREQ</text:p>
          </table:table-cell>
          <table:table-cell office:value-type="string">
            <text:p>MCR</text:p>
          </table:table-cell>
          <table:table-cell office:value-type="string">
            <text:p>/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FORESTDAMAGE</text:p>
          </table:table-cell>
          <table:table-cell office:value-type="string">
            <text:p>DMF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DESERTDAMAGE</text:p>
          </table:table-cell>
          <table:table-cell office:value-type="string">
            <text:p>DZD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JUNGLEDAMAGE</text:p>
          </table:table-cell>
          <table:table-cell office:value-type="string">
            <text:p>DMJ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SNOWDAMAGE</text:p>
          </table:table-cell>
          <table:table-cell office:value-type="string">
            <text:p>DMS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LAVADAMAGE</text:p>
          </table:table-cell>
          <table:table-cell office:value-type="string">
            <text:p>DML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ARCANEDAMAGE</text:p>
          </table:table-cell>
          <table:table-cell office:value-type="string">
            <text:p>DMA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SPELLINTURUPT</text:p>
          </table:table-cell>
          <table:table-cell office:value-type="string">
            <text:p>SPI</text:p>
          </table:table-cell>
          <table:table-cell office:value-type="string">
            <text:p>R</text:p>
          </table:table-cell>
          <table:table-cell office:value-type="float" office:value="40">
            <text:p>40</text:p>
          </table:table-cell>
          <table:table-cell table:number-columns-repeated="5"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AGGDEFF</text:p>
          </table:table-cell>
          <table:table-cell office:value-type="string">
            <text:p>AGD</text:p>
          </table:table-cell>
          <table:table-cell office:value-type="string">
            <text:p>/</text:p>
          </table:table-cell>
          <table:table-cell table:number-columns-repeated="18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AGGRESSIVE</text:p>
          </table:table-cell>
          <table:table-cell office:value-type="string">
            <text:p>AGG</text:p>
          </table:table-cell>
          <table:table-cell office:value-type="string">
            <text:p>/</text:p>
          </table:table-cell>
          <table:table-cell table:number-columns-repeated="18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SHIELDBONUS</text:p>
          </table:table-cell>
          <table:table-cell office:value-type="string">
            <text:p>SHB</text:p>
          </table:table-cell>
          <table:table-cell office:value-type="string">
            <text:p>AER</text:p>
          </table:table-cell>
          <table:table-cell office:value-type="float" office:value="120">
            <text:p>120</text:p>
          </table:table-cell>
          <table:table-cell table:number-columns-repeated="4" office:value-type="float" office:value="30">
            <text:p>30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SPELLVUL</text:p>
          </table:table-cell>
          <table:table-cell office:value-type="string">
            <text:p>SPV</text:p>
          </table:table-cell>
          <table:table-cell office:value-type="string">
            <text:p>/</text:p>
          </table:table-cell>
          <table:table-cell table:number-columns-repeated="18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PHYSVUL</text:p>
          </table:table-cell>
          <table:table-cell office:value-type="string">
            <text:p>PVS</text:p>
          </table:table-cell>
          <table:table-cell office:value-type="string">
            <text:p>/</text:p>
          </table:table-cell>
          <table:table-cell table:number-columns-repeated="18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HEALTHDAMAGE</text:p>
          </table:table-cell>
          <table:table-cell office:value-type="string">
            <text:p>HTD</text:p>
          </table:table-cell>
          <table:table-cell office:value-type="string">
            <text:p>/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MANAMAGIC</text:p>
          </table:table-cell>
          <table:table-cell office:value-type="string">
            <text:p>MTD</text:p>
          </table:table-cell>
          <table:table-cell office:value-type="string">
            <text:p>/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DAMAGEMANA</text:p>
          </table:table-cell>
          <table:table-cell office:value-type="string">
            <text:p>DTM</text:p>
          </table:table-cell>
          <table:table-cell office:value-type="string">
            <text:p>/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BLOODMAGIC</text:p>
          </table:table-cell>
          <table:table-cell office:value-type="string">
            <text:p>BLL</text:p>
          </table:table-cell>
          <table:table-cell office:value-type="string">
            <text:p>/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SPELLCRIT</text:p>
          </table:table-cell>
          <table:table-cell office:value-type="string">
            <text:p>SPX</text:p>
          </table:table-cell>
          <table:table-cell office:value-type="string">
            <text:p>ER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table:number-columns-repeated="3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AVOIDSPCRIT</text:p>
          </table:table-cell>
          <table:table-cell office:value-type="string">
            <text:p>SAX</text:p>
          </table:table-cell>
          <table:table-cell office:value-type="string">
            <text:p>ER</text:p>
          </table:table-cell>
          <table:table-cell office:value-type="float" office:value="60">
            <text:p>60</text:p>
          </table:table-cell>
          <table:table-cell table:number-columns-repeated="4"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EVASION</text:p>
          </table:table-cell>
          <table:table-cell office:value-type="string">
            <text:p>EVV</text:p>
          </table:table-cell>
          <table:table-cell office:value-type="string">
            <text:p>E</text:p>
          </table:table-cell>
          <table:table-cell office:value-type="float" office:value="10000">
            <text:p>10000</text:p>
          </table:table-cell>
          <table:table-cell office:value-type="float" office:value="4000">
            <text:p>4000</text:p>
          </table:table-cell>
          <table:table-cell table:number-columns-repeated="2" office:value-type="float" office:value="2000">
            <text:p>2000</text:p>
          </table:table-cell>
          <table:table-cell office:value-type="float" office:value="1000">
            <text:p>1000</text:p>
          </table:table-cell>
          <table:table-cell table:number-columns-repeated="3" office:value-type="float" office:value="200">
            <text:p>2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600">
            <text:p>600</text:p>
          </table:table-cell>
          <table:table-cell table:number-columns-repeated="2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UU_INCEVASION%</text:p>
          </table:table-cell>
          <table:table-cell office:value-type="string">
            <text:p>IEV</text:p>
          </table:table-cell>
          <table:table-cell office:value-type="string">
            <text:p>/</text:p>
          </table:table-cell>
          <table:table-cell table:number-columns-repeated="18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SPELLVAMP</text:p>
          </table:table-cell>
          <table:table-cell office:value-type="string">
            <text:p>VMP</text:p>
          </table:table-cell>
          <table:table-cell office:value-type="string">
            <text:p>RS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BLOCKAMMOUNT</text:p>
          </table:table-cell>
          <table:table-cell office:value-type="string">
            <text:p>BLA</text:p>
          </table:table-cell>
          <table:table-cell office:value-type="string">
            <text:p>A</text:p>
          </table:table-cell>
          <table:table-cell office:value-type="float" office:value="3000">
            <text:p>3000</text:p>
          </table:table-cell>
          <table:table-cell office:value-type="float" office:value="1500">
            <text:p>1500</text:p>
          </table:table-cell>
          <table:table-cell table:number-columns-repeated="3"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BLOCKRECOVERY</text:p>
          </table:table-cell>
          <table:table-cell office:value-type="string">
            <text:p>BLR</text:p>
          </table:table-cell>
          <table:table-cell office:value-type="string">
            <text:p>A</text:p>
          </table:table-cell>
          <table:table-cell office:value-type="float" office:value="80">
            <text:p>80</text:p>
          </table:table-cell>
          <table:table-cell table:number-columns-repeated="4"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SPLBLOCKAMM</text:p>
          </table:table-cell>
          <table:table-cell office:value-type="string">
            <text:p>SBA</text:p>
          </table:table-cell>
          <table:table-cell office:value-type="string">
            <text:p>R</text:p>
          </table:table-cell>
          <table:table-cell office:value-type="float" office:value="3000">
            <text:p>3000</text:p>
          </table:table-cell>
          <table:table-cell office:value-type="float" office:value="1500">
            <text:p>1500</text:p>
          </table:table-cell>
          <table:table-cell table:number-columns-repeated="3"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SPLBLOCKREC</text:p>
          </table:table-cell>
          <table:table-cell office:value-type="string">
            <text:p>SBR</text:p>
          </table:table-cell>
          <table:table-cell office:value-type="string">
            <text:p>R</text:p>
          </table:table-cell>
          <table:table-cell office:value-type="float" office:value="80">
            <text:p>80</text:p>
          </table:table-cell>
          <table:table-cell table:number-columns-repeated="4"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STUNRECOVER</text:p>
          </table:table-cell>
          <table:table-cell office:value-type="string">
            <text:p>STN</text:p>
          </table:table-cell>
          <table:table-cell office:value-type="string">
            <text:p>AER</text:p>
          </table:table-cell>
          <table:table-cell office:value-type="float" office:value="80">
            <text:p>80</text:p>
          </table:table-cell>
          <table:table-cell table:number-columns-repeated="4"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SPCRITDAMAGE</text:p>
          </table:table-cell>
          <table:table-cell office:value-type="string">
            <text:p>SPD</text:p>
          </table:table-cell>
          <table:table-cell office:value-type="string">
            <text:p>ER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table:number-columns-repeated="3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MELEETYPEDAMAGE</text:p>
          </table:table-cell>
          <table:table-cell office:value-type="string">
            <text:p>MED</text:p>
          </table:table-cell>
          <table:table-cell office:value-type="string">
            <text:p>AER</text:p>
          </table:table-cell>
          <table:table-cell table:number-columns-repeated="3" office:value-type="float" office:value="50">
            <text:p>50</text:p>
          </table:table-cell>
          <table:table-cell table:number-columns-repeated="7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7" office:value-type="float" office:value="0">
            <text:p>0</text:p>
          </table:table-cell>
          <table:table-cell table:style-name="ce2"/>
          <table:table-cell table:number-columns-repeated="1002"/>
        </table:table-row>
        <table:table-row table:style-name="ro1">
          <table:table-cell office:value-type="string">
            <text:p>MANACOST</text:p>
          </table:table-cell>
          <table:table-cell office:value-type="string">
            <text:p>AMC</text:p>
          </table:table-cell>
          <table:table-cell office:value-type="string">
            <text:p>R</text:p>
          </table:table-cell>
          <table:table-cell office:value-type="float" office:value="60">
            <text:p>60</text:p>
          </table:table-cell>
          <table:table-cell table:number-columns-repeated="3" office:value-type="float" office:value="20">
            <text:p>20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COOLDOWN</text:p>
          </table:table-cell>
          <table:table-cell office:value-type="string">
            <text:p>COO</text:p>
          </table:table-cell>
          <table:table-cell office:value-type="string">
            <text:p>R</text:p>
          </table:table-cell>
          <table:table-cell office:value-type="float" office:value="60">
            <text:p>60</text:p>
          </table:table-cell>
          <table:table-cell table:number-columns-repeated="3" office:value-type="float" office:value="20">
            <text:p>20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SOCKET</text:p>
          </table:table-cell>
          <table:table-cell office:value-type="string">
            <text:p>SOK</text:p>
          </table:table-cell>
          <table:table-cell office:value-type="string">
            <text:p>/</text:p>
          </table:table-cell>
          <table:table-cell table:number-columns-repeated="18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SPELLBASE</text:p>
          </table:table-cell>
          <table:table-cell office:value-type="string">
            <text:p>SPP</text:p>
          </table:table-cell>
          <table:table-cell office:value-type="string">
            <text:p>R</text:p>
          </table:table-cell>
          <table:table-cell office:value-type="float" office:value="1050">
            <text:p>1050</text:p>
          </table:table-cell>
          <table:table-cell office:value-type="float" office:value="497">
            <text:p>497</text:p>
          </table:table-cell>
          <table:table-cell office:value-type="float" office:value="100">
            <text:p>100</text:p>
          </table:table-cell>
          <table:table-cell office:value-type="float" office:value="412">
            <text:p>412</text:p>
          </table:table-cell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table:number-columns-repeated="7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272">
            <text:p>272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ACCURACY</text:p>
          </table:table-cell>
          <table:table-cell office:value-type="string">
            <text:p>ACY</text:p>
          </table:table-cell>
          <table:table-cell office:value-type="string">
            <text:p>AE</text:p>
          </table:table-cell>
          <table:table-cell office:value-type="float" office:value="1150">
            <text:p>115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50">
            <text:p>150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0">
            <text:p>0</text:p>
          </table:table-cell>
          <table:table-cell office:value-type="float" office:value="115">
            <text:p>115</text:p>
          </table:table-cell>
          <table:table-cell table:number-columns-repeated="1003"/>
        </table:table-row>
        <table:table-row table:style-name="ro1">
          <table:table-cell office:value-type="string">
            <text:p>SPELLACCURACY</text:p>
          </table:table-cell>
          <table:table-cell office:value-type="string">
            <text:p>SAC</text:p>
          </table:table-cell>
          <table:table-cell office:value-type="string">
            <text:p>ER</text:p>
          </table:table-cell>
          <table:table-cell office:value-type="float" office:value="1150">
            <text:p>115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table:number-columns-repeated="3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DDFIRE</text:p>
          </table:table-cell>
          <table:table-cell office:value-type="string">
            <text:p>DDF</text:p>
          </table:table-cell>
          <table:table-cell office:value-type="string">
            <text:p>/</text:p>
          </table:table-cell>
          <table:table-cell table:number-columns-repeated="18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DDCOLD</text:p>
          </table:table-cell>
          <table:table-cell office:value-type="string">
            <text:p>DDC</text:p>
          </table:table-cell>
          <table:table-cell office:value-type="string">
            <text:p>/</text:p>
          </table:table-cell>
          <table:table-cell table:number-columns-repeated="18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DDPOISON</text:p>
          </table:table-cell>
          <table:table-cell office:value-type="string">
            <text:p>DDP</text:p>
          </table:table-cell>
          <table:table-cell office:value-type="string">
            <text:p>/</text:p>
          </table:table-cell>
          <table:table-cell table:number-columns-repeated="18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DDENERGY</text:p>
          </table:table-cell>
          <table:table-cell office:value-type="string">
            <text:p>DDE</text:p>
          </table:table-cell>
          <table:table-cell office:value-type="string">
            <text:p>/</text:p>
          </table:table-cell>
          <table:table-cell table:number-columns-repeated="18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DDARCANE</text:p>
          </table:table-cell>
          <table:table-cell office:value-type="string">
            <text:p>DDA</text:p>
          </table:table-cell>
          <table:table-cell office:value-type="string">
            <text:p>/</text:p>
          </table:table-cell>
          <table:table-cell table:number-columns-repeated="18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TOWHANDDMG</text:p>
          </table:table-cell>
          <table:table-cell office:value-type="string">
            <text:p>THW</text:p>
          </table:table-cell>
          <table:table-cell office:value-type="string">
            <text:p>/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FORESTPROT</text:p>
          </table:table-cell>
          <table:table-cell office:value-type="string">
            <text:p>PRF</text:p>
          </table:table-cell>
          <table:table-cell office:value-type="string">
            <text:p>/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DESERTPROT</text:p>
          </table:table-cell>
          <table:table-cell office:value-type="string">
            <text:p>PRD</text:p>
          </table:table-cell>
          <table:table-cell office:value-type="string">
            <text:p>/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JUNGLEPROT</text:p>
          </table:table-cell>
          <table:table-cell office:value-type="string">
            <text:p>PRJ</text:p>
          </table:table-cell>
          <table:table-cell office:value-type="string">
            <text:p>/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SNOWPROT</text:p>
          </table:table-cell>
          <table:table-cell office:value-type="string">
            <text:p>PRS</text:p>
          </table:table-cell>
          <table:table-cell office:value-type="string">
            <text:p>/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LAVAPROT</text:p>
          </table:table-cell>
          <table:table-cell office:value-type="string">
            <text:p>PRL</text:p>
          </table:table-cell>
          <table:table-cell office:value-type="string">
            <text:p>/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ARCANEPROT</text:p>
          </table:table-cell>
          <table:table-cell table:style-name="ce2" office:value-type="string">
            <text:p>PRX</text:p>
          </table:table-cell>
          <table:table-cell table:style-name="ce6" office:value-type="string">
            <text:p>/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GOBEXPLODE</text:p>
          </table:table-cell>
          <table:table-cell table:style-name="ce2" office:value-type="string">
            <text:p>GOB</text:p>
          </table:table-cell>
          <table:table-cell table:style-name="ce6" office:value-type="string">
            <text:p>/</text:p>
          </table:table-cell>
          <table:table-cell table:number-columns-repeated="5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LOWSTORM</text:p>
          </table:table-cell>
          <table:table-cell table:style-name="ce2" office:value-type="string">
            <text:p>LLL</text:p>
          </table:table-cell>
          <table:table-cell table:style-name="ce6" office:value-type="string">
            <text:p>/</text:p>
          </table:table-cell>
          <table:table-cell table:number-columns-repeated="15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NOCHILL</text:p>
          </table:table-cell>
          <table:table-cell office:value-type="string">
            <text:p>NOC</text:p>
          </table:table-cell>
          <table:table-cell office:value-type="string">
            <text:p>/</text:p>
          </table:table-cell>
          <table:table-cell table:number-columns-repeated="18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NOSHOCK</text:p>
          </table:table-cell>
          <table:table-cell office:value-type="string">
            <text:p>NOS</text:p>
          </table:table-cell>
          <table:table-cell office:value-type="string">
            <text:p>/</text:p>
          </table:table-cell>
          <table:table-cell table:number-columns-repeated="18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NOBURN</text:p>
          </table:table-cell>
          <table:table-cell office:value-type="string">
            <text:p>NOB</text:p>
          </table:table-cell>
          <table:table-cell office:value-type="string">
            <text:p>/</text:p>
          </table:table-cell>
          <table:table-cell table:number-columns-repeated="18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NOSTUN</text:p>
          </table:table-cell>
          <table:table-cell office:value-type="string">
            <text:p>NOX</text:p>
          </table:table-cell>
          <table:table-cell office:value-type="string">
            <text:p>/</text:p>
          </table:table-cell>
          <table:table-cell table:number-columns-repeated="18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NOPOISON</text:p>
          </table:table-cell>
          <table:table-cell office:value-type="string">
            <text:p>NOP</text:p>
          </table:table-cell>
          <table:table-cell office:value-type="string">
            <text:p>/</text:p>
          </table:table-cell>
          <table:table-cell table:number-columns-repeated="18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BOWDAMAGE</text:p>
          </table:table-cell>
          <table:table-cell office:value-type="string">
            <text:p>BOW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4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XBOWDAMAGE</text:p>
          </table:table-cell>
          <table:table-cell office:value-type="string">
            <text:p>XBO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4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ANGER</text:p>
          </table:table-cell>
          <table:table-cell office:value-type="string">
            <text:p>ANG</text:p>
          </table:table-cell>
          <table:table-cell office:value-type="string">
            <text:p>A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table:number-columns-repeated="2" office:value-type="float" office:value="1500">
            <text:p>1500</text:p>
          </table:table-cell>
          <table:table-cell table:number-columns-repeated="6" office:value-type="float" office:value="0">
            <text:p>0</text:p>
          </table:table-cell>
          <table:table-cell office:value-type="float" office:value="300">
            <text:p>300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PHYSBASE</text:p>
          </table:table-cell>
          <table:table-cell office:value-type="string">
            <text:p>PBD</text:p>
          </table:table-cell>
          <table:table-cell office:value-type="string">
            <text:p>/</text:p>
          </table:table-cell>
          <table:table-cell office:value-type="float" office:value="850">
            <text:p>850</text:p>
          </table:table-cell>
          <table:table-cell office:value-type="float" office:value="400">
            <text:p>40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50">
            <text:p>50</text:p>
          </table:table-cell>
          <table:table-cell table:number-columns-repeated="5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7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CHILLONHIT</text:p>
          </table:table-cell>
          <table:table-cell office:value-type="string">
            <text:p>CHH</text:p>
          </table:table-cell>
          <table:table-cell office:value-type="string">
            <text:p>/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MAXMINIONS</text:p>
          </table:table-cell>
          <table:table-cell office:value-type="string">
            <text:p>MXX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TAKECRIT</text:p>
          </table:table-cell>
          <table:table-cell office:value-type="string">
            <text:p>TTC</text:p>
          </table:table-cell>
          <table:table-cell office:value-type="string">
            <text:p>/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14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TAKECRITDAMAGE</text:p>
          </table:table-cell>
          <table:table-cell office:value-type="string">
            <text:p>TTD</text:p>
          </table:table-cell>
          <table:table-cell office:value-type="string">
            <text:p>/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14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TAKEPHYSDAMAGE</text:p>
          </table:table-cell>
          <table:table-cell office:value-type="string">
            <text:p>TTP</text:p>
          </table:table-cell>
          <table:table-cell office:value-type="string">
            <text:p>/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14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MAXCOOLDOWN</text:p>
          </table:table-cell>
          <table:table-cell office:value-type="string">
            <text:p>MXC</text:p>
          </table:table-cell>
          <table:table-cell office:value-type="string">
            <text:p>/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14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RANGEDBASE</text:p>
          </table:table-cell>
          <table:table-cell office:value-type="string">
            <text:p>RRB</text:p>
          </table:table-cell>
          <table:table-cell office:value-type="string">
            <text:p>/</text:p>
          </table:table-cell>
          <table:table-cell office:value-type="float" office:value="650">
            <text:p>650</text:p>
          </table:table-cell>
          <table:table-cell office:value-type="float" office:value="400">
            <text:p>40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1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1003"/>
        </table:table-row>
        <table:table-row table:style-name="ro1">
          <table:table-cell office:value-type="string">
            <text:p>BLEEDCHANCE</text:p>
          </table:table-cell>
          <table:table-cell office:value-type="string">
            <text:p>BED</text:p>
          </table:table-cell>
          <table:table-cell office:value-type="string">
            <text:p>/</text:p>
          </table:table-cell>
          <table:table-cell office:value-type="float" office:value="60">
            <text:p>60</text:p>
          </table:table-cell>
          <table:table-cell table:number-columns-repeated="1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DDSPECTRAL</text:p>
          </table:table-cell>
          <table:table-cell office:value-type="string">
            <text:p>DDS</text:p>
          </table:table-cell>
          <table:table-cell office:value-type="string">
            <text:p>/</text:p>
          </table:table-cell>
          <table:table-cell table:number-columns-repeated="18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TELEPORTER</text:p>
          </table:table-cell>
          <table:table-cell office:value-type="string">
            <text:p>TTT</text:p>
          </table:table-cell>
          <table:table-cell office:value-type="string">
            <text:p>/</text:p>
          </table:table-cell>
          <table:table-cell table:number-columns-repeated="18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SETCLASS</text:p>
          </table:table-cell>
          <table:table-cell office:value-type="string">
            <text:p>SET</text:p>
          </table:table-cell>
          <table:table-cell office:value-type="string">
            <text:p>/</text:p>
          </table:table-cell>
          <table:table-cell table:number-columns-repeated="18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SHOCKONHIT</text:p>
          </table:table-cell>
          <table:table-cell office:value-type="string">
            <text:p>SSH</text:p>
          </table:table-cell>
          <table:table-cell office:value-type="string">
            <text:p>/</text:p>
          </table:table-cell>
          <table:table-cell table:number-columns-repeated="18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LIGHTNINGHIT</text:p>
          </table:table-cell>
          <table:table-cell office:value-type="string">
            <text:p>LLH</text:p>
          </table:table-cell>
          <table:table-cell office:value-type="string">
            <text:p>/</text:p>
          </table:table-cell>
          <table:table-cell table:number-columns-repeated="18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CRITMA</text:p>
          </table:table-cell>
          <table:table-cell office:value-type="string">
            <text:p>CRM</text:p>
          </table:table-cell>
          <table:table-cell office:value-type="string">
            <text:p>/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table:number-columns-repeated="14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MADAMAGE</text:p>
          </table:table-cell>
          <table:table-cell office:value-type="string">
            <text:p>MAD</text:p>
          </table:table-cell>
          <table:table-cell office:value-type="string">
            <text:p>AE</text:p>
          </table:table-cell>
          <table:table-cell office:value-type="float" office:value="160">
            <text:p>16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6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MAACCURACY</text:p>
          </table:table-cell>
          <table:table-cell office:value-type="string">
            <text:p>MAC</text:p>
          </table:table-cell>
          <table:table-cell office:value-type="string">
            <text:p>/</text:p>
          </table:table-cell>
          <table:table-cell office:value-type="float" office:value="1150">
            <text:p>1150</text:p>
          </table:table-cell>
          <table:table-cell office:value-type="float" office:value="0">
            <text:p>0</text:p>
          </table:table-cell>
          <table:table-cell table:number-columns-repeated="2" office:value-type="float" office:value="575">
            <text:p>575</text:p>
          </table:table-cell>
          <table:table-cell table:number-columns-repeated="14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MINIONLIFE</text:p>
          </table:table-cell>
          <table:table-cell office:value-type="string">
            <text:p>MIL</text:p>
          </table:table-cell>
          <table:table-cell office:value-type="string">
            <text:p>/</text:p>
          </table:table-cell>
          <table:table-cell office:value-type="float" office:value="5000">
            <text:p>5000</text:p>
          </table:table-cell>
          <table:table-cell table:number-columns-repeated="1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MINIONANGER</text:p>
          </table:table-cell>
          <table:table-cell office:value-type="string">
            <text:p>MIA</text:p>
          </table:table-cell>
          <table:table-cell office:value-type="string">
            <text:p>/</text:p>
          </table:table-cell>
          <table:table-cell office:value-type="float" office:value="30000">
            <text:p>30000</text:p>
          </table:table-cell>
          <table:table-cell table:number-columns-repeated="1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TAKEMINDAMAGE</text:p>
          </table:table-cell>
          <table:table-cell office:value-type="string">
            <text:p>MIT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table:number-columns-repeated="1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MINIONDEATH</text:p>
          </table:table-cell>
          <table:table-cell office:value-type="string">
            <text:p>MID</text:p>
          </table:table-cell>
          <table:table-cell office:value-type="string">
            <text:p>/</text:p>
          </table:table-cell>
          <table:table-cell office:value-type="float" office:value="50">
            <text:p>50</text:p>
          </table:table-cell>
          <table:table-cell table:number-columns-repeated="1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MINIONDEFENSE</text:p>
          </table:table-cell>
          <table:table-cell office:value-type="string">
            <text:p>MIF</text:p>
          </table:table-cell>
          <table:table-cell office:value-type="string">
            <text:p>/</text:p>
          </table:table-cell>
          <table:table-cell table:number-columns-repeated="18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MINIONARMOR</text:p>
          </table:table-cell>
          <table:table-cell office:value-type="string">
            <text:p>MAR </text:p>
          </table:table-cell>
          <table:table-cell office:value-type="string">
            <text:p>/</text:p>
          </table:table-cell>
          <table:table-cell table:number-columns-repeated="16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MINIONHEALDELTA</text:p>
          </table:table-cell>
          <table:table-cell office:value-type="string">
            <text:p>MIU</text:p>
          </table:table-cell>
          <table:table-cell office:value-type="string">
            <text:p>/</text:p>
          </table:table-cell>
          <table:table-cell table:number-columns-repeated="16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MINIONARMORPEN</text:p>
          </table:table-cell>
          <table:table-cell office:value-type="string">
            <text:p>MAP</text:p>
          </table:table-cell>
          <table:table-cell office:value-type="string">
            <text:p>/</text:p>
          </table:table-cell>
          <table:table-cell table:number-columns-repeated="16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MINIONACCURACY</text:p>
          </table:table-cell>
          <table:table-cell office:value-type="string">
            <text:p>MIX</text:p>
          </table:table-cell>
          <table:table-cell office:value-type="string">
            <text:p>/</text:p>
          </table:table-cell>
          <table:table-cell table:number-columns-repeated="16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MINIONDTYPE</text:p>
          </table:table-cell>
          <table:table-cell office:value-type="string">
            <text:p>MIC</text:p>
          </table:table-cell>
          <table:table-cell office:value-type="string">
            <text:p>/</text:p>
          </table:table-cell>
          <table:table-cell table:number-columns-repeated="18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MINIONBASE</text:p>
          </table:table-cell>
          <table:table-cell office:value-type="string">
            <text:p>MIB</text:p>
          </table:table-cell>
          <table:table-cell office:value-type="string">
            <text:p>/</text:p>
          </table:table-cell>
          <table:table-cell table:number-columns-repeated="18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MAGICBASICSTUN</text:p>
          </table:table-cell>
          <table:table-cell office:value-type="string">
            <text:p>MSS</text:p>
          </table:table-cell>
          <table:table-cell office:value-type="string">
            <text:p>/</text:p>
          </table:table-cell>
          <table:table-cell table:number-columns-repeated="18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DOUBLESTRIKE</text:p>
          </table:table-cell>
          <table:table-cell office:value-type="string">
            <text:p>DDD</text:p>
          </table:table-cell>
          <table:table-cell office:value-type="string">
            <text:p>/</text:p>
          </table:table-cell>
          <table:table-cell office:value-type="float" office:value="50">
            <text:p>50</text:p>
          </table:table-cell>
          <table:table-cell table:number-columns-repeated="1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SNEAKDOUBLE</text:p>
          </table:table-cell>
          <table:table-cell office:value-type="string">
            <text:p>SDD</text:p>
          </table:table-cell>
          <table:table-cell office:value-type="string">
            <text:p>/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MORESNEAK</text:p>
          </table:table-cell>
          <table:table-cell office:value-type="string">
            <text:p>MRS</text:p>
          </table:table-cell>
          <table:table-cell office:value-type="string">
            <text:p>/</text:p>
          </table:table-cell>
          <table:table-cell office:value-type="float" office:value="50">
            <text:p>50</text:p>
          </table:table-cell>
          <table:table-cell table:number-columns-repeated="1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POISONEFFECT</text:p>
          </table:table-cell>
          <table:table-cell office:value-type="string">
            <text:p>PPE</text:p>
          </table:table-cell>
          <table:table-cell office:value-type="string">
            <text:p>/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16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NOSPELLDAMAGE</text:p>
          </table:table-cell>
          <table:table-cell office:value-type="string">
            <text:p>NSD</text:p>
          </table:table-cell>
          <table:table-cell office:value-type="string">
            <text:p>/</text:p>
          </table:table-cell>
          <table:table-cell table:number-columns-repeated="18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SPELLECHO</text:p>
          </table:table-cell>
          <table:table-cell office:value-type="string">
            <text:p>SEC</text:p>
          </table:table-cell>
          <table:table-cell office:value-type="string">
            <text:p>/</text:p>
          </table:table-cell>
          <table:table-cell table:number-columns-repeated="18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LESSMULTI</text:p>
          </table:table-cell>
          <table:table-cell office:value-type="string">
            <text:p>LSM</text:p>
          </table:table-cell>
          <table:table-cell office:value-type="string">
            <text:p>/</text:p>
          </table:table-cell>
          <table:table-cell table:number-columns-repeated="3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14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MULTIARROW</text:p>
          </table:table-cell>
          <table:table-cell office:value-type="string">
            <text:p>MRR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table:number-columns-repeated="1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MULTISPELL</text:p>
          </table:table-cell>
          <table:table-cell office:value-type="string">
            <text:p>MUS</text:p>
          </table:table-cell>
          <table:table-cell office:value-type="string">
            <text:p>/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MELEESPLASH</text:p>
          </table:table-cell>
          <table:table-cell office:value-type="string">
            <text:p>MHH</text:p>
          </table:table-cell>
          <table:table-cell office:value-type="string">
            <text:p>/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table:number-columns-repeated="1003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ixedsys" svg:font-family="Fixedsy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3/17/2017</text:date>, <text:time>21:4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McInroy</meta:initial-creator>
    <meta:creation-date>2015-06-30T17:30:17.61</meta:creation-date>
    <dc:date>2017-03-17T21:41:10.95</dc:date>
    <dc:creator>Rob Mc</dc:creator>
    <meta:editing-duration>P4DT4H6M46S</meta:editing-duration>
    <meta:editing-cycles>95</meta:editing-cycles>
    <meta:generator>OpenOffice/4.1.1$Win32 OpenOffice.org_project/411m6$Build-9775</meta:generator>
    <meta:document-statistic meta:table-count="3" meta:cell-count="5061" meta:object-count="0"/>
  </office:meta>
</office:document-meta>
</file>